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T1" style:family="text">
      <style:text-properties officeooo:rsid="00046df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E</text:span>xtracting META information from PostgreSQL (INFORMATION_SCHEMA)</text:h>
      <text:p text:style-name="P1">18-22 minutos</text:p>
      <text:p text:style-name="Horizontal_20_Line"/>
      <text:section text:style-name="Sect1" text:name="readability-page-1">
        <text:p text:style-name="Text_20_body"><text:bookmark text:name="p1"/>Following my <text:a xlink:type="simple" xlink:href="https://www.alberton.info/firebird_sql_meta_info.html" text:style-name="Internet_20_link" text:visited-style-name="Visited_20_Internet_20_Link">tutorial on how to extract meta informations from Firebird SQL</text:a>, I'm now going to show how to retrieve the same informations from <text:span text:style-name="Strong_20_Emphasis">PostgreSQL</text:span>, using the <text:span text:style-name="Source_20_Text">INFORMATION_SCHEMA</text:span> (available since PostgreSQL 7.4) and with system catalogs (<text:span text:style-name="Source_20_Text">pg_class, pg_user, pg_view</text:span>, etc).<text:line-break/>NB: as you probably know, you can list tables/indices/sequences/views from the command line with the <text:span text:style-name="Source_20_Text">\d{t|i|s|v}</text:span> command, but here I want to show how to extract these informations using standard SQL queries.</text:p>
        <text:h text:style-name="Heading_20_3" text:outline-level="3"><text:bookmark text:name="p2"/>Test data</text:h>
        <text:p text:style-name="Text_20_body">We need a few sample tables, indices and views to test the following queries, so let's create them. We also create a sample TRIGGER and a function.</text:p>
        <text:section text:style-name="Sect1" text:name="highlighter_655235">
          <text:p text:style-name="Text_20_body"><text:span text:style-name="Source_20_Text">01.</text:span></text:p>
          <text:p text:style-name="Text_20_body"><text:span text:style-name="Source_20_Text">02. </text:span> </text:p>
          <text:p text:style-name="Text_20_body"><text:span text:style-name="Source_20_Text">03.</text:span></text:p>
          <text:p text:style-name="Text_20_body"><text:span text:style-name="Source_20_Text">04.CREATE</text:span> <text:span text:style-name="Source_20_Text">TABLE</text:span> <text:span text:style-name="Source_20_Text">TEST (</text:span></text:p>
          <text:p text:style-name="Text_20_body"><text:span text:style-name="Source_20_Text">05.  TEST_NAME CHAR(30) NOT</text:span> <text:span text:style-name="Source_20_Text">NULL,</text:span></text:p>
          <text:p text:style-name="Text_20_body"><text:span text:style-name="Source_20_Text">06.  TEST_ID INTEGER</text:span> <text:span text:style-name="Source_20_Text">DEFAULT</text:span> <text:span text:style-name="Source_20_Text">'0'</text:span> <text:span text:style-name="Source_20_Text">NOT</text:span> <text:span text:style-name="Source_20_Text">NULL,</text:span></text:p>
          <text:p text:style-name="Text_20_body"><text:span text:style-name="Source_20_Text">07.  TEST_DATE TIMESTAMP</text:span> <text:span text:style-name="Source_20_Text">NOT</text:span> <text:span text:style-name="Source_20_Text">NULL</text:span></text:p>
          <text:p text:style-name="Text_20_body"><text:span text:style-name="Source_20_Text">08.);</text:span></text:p>
          <text:p text:style-name="Text_20_body"><text:span text:style-name="Source_20_Text">09.ALTER</text:span> <text:span text:style-name="Source_20_Text">TABLE</text:span> <text:span text:style-name="Source_20_Text">TEST ADD</text:span> <text:span text:style-name="Source_20_Text">CONSTRAINT</text:span> <text:span text:style-name="Source_20_Text">PK_TEST PRIMARY</text:span> <text:span text:style-name="Source_20_Text">KEY</text:span> <text:span text:style-name="Source_20_Text">(TEST_ID);</text:span></text:p>
          <text:p text:style-name="Text_20_body"><text:span text:style-name="Source_20_Text">10. </text:span> </text:p>
          <text:p text:style-name="Text_20_body"><text:span text:style-name="Source_20_Text">11.</text:span></text:p>
          <text:p text:style-name="Text_20_body"><text:span text:style-name="Source_20_Text">12.CREATE</text:span> <text:span text:style-name="Source_20_Text">TABLE</text:span> <text:span text:style-name="Source_20_Text">TEST2 (</text:span></text:p>
          <text:p text:style-name="Text_20_body"><text:span text:style-name="Source_20_Text">13.  ID INTEGER</text:span> <text:span text:style-name="Source_20_Text">NOT</text:span> <text:span text:style-name="Source_20_Text">NULL,</text:span></text:p>
          <text:p text:style-name="Text_20_body"><text:span text:style-name="Source_20_Text">14.  FIELD1 INTEGER,</text:span></text:p>
          <text:p text:style-name="Text_20_body"><text:span text:style-name="Source_20_Text">15.  FIELD2 CHAR(15),</text:span></text:p>
          <text:p text:style-name="Text_20_body"><text:span text:style-name="Source_20_Text">16.  FIELD3 VARCHAR(50),</text:span></text:p>
          <text:p text:style-name="Text_20_body"><text:span text:style-name="Source_20_Text">17.  FIELD4 INTEGER,</text:span></text:p>
          <text:p text:style-name="Text_20_body"><text:soft-page-break/><text:span text:style-name="Source_20_Text">18.  FIELD5 INTEGER,</text:span></text:p>
          <text:p text:style-name="Text_20_body"><text:span text:style-name="Source_20_Text">19.  ID2 INTEGER</text:span> <text:span text:style-name="Source_20_Text">NOT</text:span> <text:span text:style-name="Source_20_Text">NULL</text:span></text:p>
          <text:p text:style-name="Text_20_body"><text:span text:style-name="Source_20_Text">20.);</text:span></text:p>
          <text:p text:style-name="Text_20_body"><text:span text:style-name="Source_20_Text">21.ALTER</text:span> <text:span text:style-name="Source_20_Text">TABLE</text:span> <text:span text:style-name="Source_20_Text">TEST2 ADD</text:span> <text:span text:style-name="Source_20_Text">CONSTRAINT</text:span> <text:span text:style-name="Source_20_Text">PK_TEST2 PRIMARY</text:span> <text:span text:style-name="Source_20_Text">KEY</text:span> <text:span text:style-name="Source_20_Text">(ID2);</text:span></text:p>
          <text:p text:style-name="Text_20_body"><text:span text:style-name="Source_20_Text">22.ALTER</text:span> <text:span text:style-name="Source_20_Text">TABLE</text:span> <text:span text:style-name="Source_20_Text">TEST2 ADD</text:span> <text:span text:style-name="Source_20_Text">CONSTRAINT</text:span> <text:span text:style-name="Source_20_Text">TEST2_FIELD1ID_IDX UNIQUE</text:span> <text:span text:style-name="Source_20_Text">(ID, FIELD1);</text:span></text:p>
          <text:p text:style-name="Text_20_body"><text:span text:style-name="Source_20_Text">23.ALTER</text:span> <text:span text:style-name="Source_20_Text">TABLE</text:span> <text:span text:style-name="Source_20_Text">TEST2 ADD</text:span> <text:span text:style-name="Source_20_Text">CONSTRAINT</text:span> <text:span text:style-name="Source_20_Text">TEST2_FIELD4_IDX UNIQUE</text:span> <text:span text:style-name="Source_20_Text">(FIELD4);</text:span></text:p>
          <text:p text:style-name="Text_20_body"><text:span text:style-name="Source_20_Text">24.CREATE</text:span> <text:span text:style-name="Source_20_Text">INDEX</text:span> <text:span text:style-name="Source_20_Text">TEST2_FIELD5_IDX ON</text:span> <text:span text:style-name="Source_20_Text">TEST2(FIELD5);</text:span></text:p>
          <text:p text:style-name="Text_20_body"><text:span text:style-name="Source_20_Text">25. </text:span> </text:p>
          <text:p text:style-name="Text_20_body"><text:span text:style-name="Source_20_Text">26.</text:span></text:p>
          <text:p text:style-name="Text_20_body"><text:span text:style-name="Source_20_Text">27.CREATE</text:span> <text:span text:style-name="Source_20_Text">TABLE</text:span> <text:span text:style-name="Source_20_Text">NUMBERS (</text:span></text:p>
          <text:p text:style-name="Text_20_body"><text:span text:style-name="Source_20_Text">28.  NUMBER INTEGER</text:span> <text:span text:style-name="Source_20_Text">DEFAULT</text:span> <text:span text:style-name="Source_20_Text">'0'</text:span> <text:span text:style-name="Source_20_Text">NOT</text:span> <text:span text:style-name="Source_20_Text">NULL,</text:span></text:p>
          <text:p text:style-name="Text_20_body"><text:span text:style-name="Source_20_Text">29.  EN CHAR(100) NOT</text:span> <text:span text:style-name="Source_20_Text">NULL,</text:span></text:p>
          <text:p text:style-name="Text_20_body"><text:span text:style-name="Source_20_Text">30.  FR CHAR(100) NOT</text:span> <text:span text:style-name="Source_20_Text">NULL</text:span></text:p>
          <text:p text:style-name="Text_20_body"><text:span text:style-name="Source_20_Text">31.);</text:span></text:p>
          <text:p text:style-name="Text_20_body"><text:span text:style-name="Source_20_Text">32. </text:span> </text:p>
          <text:p text:style-name="Text_20_body"><text:span text:style-name="Source_20_Text">33.</text:span></text:p>
          <text:p text:style-name="Text_20_body"><text:span text:style-name="Source_20_Text">34.CREATE</text:span> <text:span text:style-name="Source_20_Text">TABLE</text:span> <text:span text:style-name="Source_20_Text">NEWTABLE (</text:span></text:p>
          <text:p text:style-name="Text_20_body"><text:span text:style-name="Source_20_Text">35.  ID INT</text:span> <text:span text:style-name="Source_20_Text">DEFAULT</text:span> <text:span text:style-name="Source_20_Text">0 NOT</text:span> <text:span text:style-name="Source_20_Text">NULL,</text:span></text:p>
          <text:p text:style-name="Text_20_body"><text:span text:style-name="Source_20_Text">36.  SOMENAME VARCHAR</text:span> <text:span text:style-name="Source_20_Text">(12),</text:span></text:p>
          <text:p text:style-name="Text_20_body"><text:span text:style-name="Source_20_Text">37.  SOMEDATE TIMESTAMP</text:span> <text:span text:style-name="Source_20_Text">NOT</text:span> <text:span text:style-name="Source_20_Text">NULL</text:span></text:p>
          <text:p text:style-name="Text_20_body"><text:span text:style-name="Source_20_Text">38.);</text:span></text:p>
          <text:p text:style-name="Text_20_body"><text:span text:style-name="Source_20_Text">39.ALTER</text:span> <text:span text:style-name="Source_20_Text">TABLE</text:span> <text:span text:style-name="Source_20_Text">NEWTABLE ADD</text:span> <text:span text:style-name="Source_20_Text">CONSTRAINT</text:span> <text:span text:style-name="Source_20_Text">PKINDEX_IDX PRIMARY</text:span> <text:span text:style-name="Source_20_Text">KEY</text:span> <text:span text:style-name="Source_20_Text">(ID);</text:span></text:p>
          <text:p text:style-name="Text_20_body"><text:span text:style-name="Source_20_Text">40.CREATE</text:span> <text:span text:style-name="Source_20_Text">SEQUENCE</text:span> <text:span text:style-name="Source_20_Text">NEWTABLE_SEQ INCREMENT 1 START 1;</text:span></text:p>
          <text:p text:style-name="Text_20_body"><text:span text:style-name="Source_20_Text">41. </text:span> </text:p>
          <text:p text:style-name="Text_20_body"><text:span text:style-name="Source_20_Text">42.</text:span></text:p>
          <text:p text:style-name="Text_20_body"><text:span text:style-name="Source_20_Text">43.CREATE</text:span> <text:span text:style-name="Source_20_Text">VIEW</text:span> <text:span text:style-name="Source_20_Text">"testview"(</text:span></text:p>
          <text:p text:style-name="Text_20_body"><text:span text:style-name="Source_20_Text">44.  TEST_NAME,</text:span></text:p>
          <text:p text:style-name="Text_20_body"><text:span text:style-name="Source_20_Text">45.  TEST_ID,</text:span></text:p>
          <text:p text:style-name="Text_20_body"><text:span text:style-name="Source_20_Text">46.  TEST_DATE</text:span></text:p>
          <text:p text:style-name="Text_20_body"><text:soft-page-break/><text:span text:style-name="Source_20_Text">47.) AS</text:span></text:p>
          <text:p text:style-name="Text_20_body"><text:span text:style-name="Source_20_Text">48.SELECT</text:span> <text:span text:style-name="Source_20_Text">*</text:span></text:p>
          <text:p text:style-name="Text_20_body"><text:span text:style-name="Source_20_Text">49.FROM</text:span> <text:span text:style-name="Source_20_Text">TEST</text:span></text:p>
          <text:p text:style-name="Text_20_body"><text:span text:style-name="Source_20_Text">50.WHERE</text:span> <text:span text:style-name="Source_20_Text">TEST_NAME LIKE</text:span> <text:span text:style-name="Source_20_Text">'t%';</text:span></text:p>
          <text:p text:style-name="Text_20_body"><text:span text:style-name="Source_20_Text">51. </text:span> </text:p>
          <text:p text:style-name="Text_20_body"><text:span text:style-name="Source_20_Text">52.</text:span></text:p>
          <text:p text:style-name="Text_20_body"><text:span text:style-name="Source_20_Text">53.CREATE</text:span> <text:span text:style-name="Source_20_Text">VIEW</text:span> <text:span text:style-name="Source_20_Text">"numbersview"(</text:span></text:p>
          <text:p text:style-name="Text_20_body"><text:span text:style-name="Source_20_Text">54.  NUMBER,</text:span></text:p>
          <text:p text:style-name="Text_20_body"><text:span text:style-name="Source_20_Text">55.  TRANS_EN,</text:span></text:p>
          <text:p text:style-name="Text_20_body"><text:span text:style-name="Source_20_Text">56.  TRANS_FR</text:span></text:p>
          <text:p text:style-name="Text_20_body"><text:span text:style-name="Source_20_Text">57.) AS</text:span></text:p>
          <text:p text:style-name="Text_20_body"><text:span text:style-name="Source_20_Text">58.SELECT</text:span> <text:span text:style-name="Source_20_Text">*</text:span></text:p>
          <text:p text:style-name="Text_20_body"><text:span text:style-name="Source_20_Text">59.FROM</text:span> <text:span text:style-name="Source_20_Text">NUMBERS</text:span></text:p>
          <text:p text:style-name="Text_20_body"><text:span text:style-name="Source_20_Text">60.WHERE</text:span> <text:span text:style-name="Source_20_Text">NUMBER &gt; 100;</text:span></text:p>
          <text:p text:style-name="Text_20_body"><text:span text:style-name="Source_20_Text">61. </text:span> </text:p>
          <text:p text:style-name="Text_20_body"><text:span text:style-name="Source_20_Text">62.</text:span></text:p>
          <text:p text:style-name="Text_20_body"><text:span text:style-name="Source_20_Text">63.CREATE</text:span> <text:span text:style-name="Source_20_Text">FUNCTION</text:span> <text:span text:style-name="Source_20_Text">add_stamp() RETURNS</text:span> <text:span text:style-name="Source_20_Text">OPAQUE AS</text:span> <text:span text:style-name="Source_20_Text">'</text:span></text:p>
          <text:p text:style-name="Text_20_body"><text:span text:style-name="Source_20_Text">64.    BEGIN</text:span></text:p>
          <text:p text:style-name="Text_20_body"><text:span text:style-name="Source_20_Text">65.      IF (NEW.somedate IS NULL OR NEW.somedate = 0) THEN</text:span></text:p>
          <text:p text:style-name="Text_20_body"><text:span text:style-name="Source_20_Text">66.        NEW.somedate := CURRENT_TIMESTAMP;</text:span></text:p>
          <text:p text:style-name="Text_20_body"><text:span text:style-name="Source_20_Text">67.        RETURN NEW;</text:span></text:p>
          <text:p text:style-name="Text_20_body"><text:span text:style-name="Source_20_Text">68.      END IF;</text:span></text:p>
          <text:p text:style-name="Text_20_body"><text:span text:style-name="Source_20_Text">69.    END;</text:span></text:p>
          <text:p text:style-name="Text_20_body"><text:span text:style-name="Source_20_Text">70.'</text:span> <text:span text:style-name="Source_20_Text">LANGUAGE 'plpgsql';</text:span></text:p>
          <text:p text:style-name="Text_20_body"><text:span text:style-name="Source_20_Text">71. </text:span> </text:p>
          <text:p text:style-name="Text_20_body"><text:span text:style-name="Source_20_Text">72.CREATE</text:span> <text:span text:style-name="Source_20_Text">TRIGGER</text:span> <text:span text:style-name="Source_20_Text">ADDCURRENTDATE</text:span></text:p>
          <text:p text:style-name="Text_20_body"><text:span text:style-name="Source_20_Text">73.BEFORE INSERT</text:span> <text:span text:style-name="Source_20_Text">OR</text:span> <text:span text:style-name="Source_20_Text">UPDATE</text:span></text:p>
          <text:p text:style-name="Text_20_body"><text:span text:style-name="Source_20_Text">74.ON</text:span> <text:span text:style-name="Source_20_Text">newtable FOR</text:span> <text:span text:style-name="Source_20_Text">EACH ROW</text:span></text:p>
          <text:p text:style-name="Text_20_body"><text:span text:style-name="Source_20_Text">75.  EXECUTE</text:span> <text:span text:style-name="Source_20_Text">PROCEDURE</text:span> <text:span text:style-name="Source_20_Text">add_stamp();</text:span></text:p>
          <text:p text:style-name="Text_20_body"><text:span text:style-name="Source_20_Text">76. </text:span> </text:p>
          <text:p text:style-name="Text_20_body"><text:soft-page-break/><text:span text:style-name="Source_20_Text">77.</text:span></text:p>
          <text:p text:style-name="Text_20_body"><text:span text:style-name="Source_20_Text">78.CREATE</text:span> <text:span text:style-name="Source_20_Text">TABLE</text:span> <text:span text:style-name="Source_20_Text">testconstraints (</text:span></text:p>
          <text:p text:style-name="Text_20_body"><text:span text:style-name="Source_20_Text">79.  someid integer</text:span> <text:span text:style-name="Source_20_Text">NOT</text:span> <text:span text:style-name="Source_20_Text">NULL,</text:span></text:p>
          <text:p text:style-name="Text_20_body"><text:span text:style-name="Source_20_Text">80.  somename character</text:span> <text:span text:style-name="Source_20_Text">varying(10) NOT</text:span> <text:span text:style-name="Source_20_Text">NULL,</text:span></text:p>
          <text:p text:style-name="Text_20_body"><text:span text:style-name="Source_20_Text">81.  CONSTRAINT</text:span> <text:span text:style-name="Source_20_Text">testconstraints_id_pk PRIMARY</text:span> <text:span text:style-name="Source_20_Text">KEY</text:span> <text:span text:style-name="Source_20_Text">(someid)</text:span></text:p>
          <text:p text:style-name="Text_20_body"><text:span text:style-name="Source_20_Text">82.);</text:span></text:p>
          <text:p text:style-name="Text_20_body"><text:span text:style-name="Source_20_Text">83.CREATE</text:span> <text:span text:style-name="Source_20_Text">TABLE</text:span> <text:span text:style-name="Source_20_Text">testconstraints2 (</text:span></text:p>
          <text:p text:style-name="Text_20_body"><text:span text:style-name="Source_20_Text">84.  ext_id integer</text:span> <text:span text:style-name="Source_20_Text">NOT</text:span> <text:span text:style-name="Source_20_Text">NULL,</text:span></text:p>
          <text:p text:style-name="Text_20_body"><text:span text:style-name="Source_20_Text">85.  modified date,</text:span></text:p>
          <text:p text:style-name="Text_20_body"><text:span text:style-name="Source_20_Text">86.  uniquefield character</text:span> <text:span text:style-name="Source_20_Text">varying(10) NOT</text:span> <text:span text:style-name="Source_20_Text">NULL,</text:span></text:p>
          <text:p text:style-name="Text_20_body"><text:span text:style-name="Source_20_Text">87.  usraction integer</text:span> <text:span text:style-name="Source_20_Text">NOT</text:span> <text:span text:style-name="Source_20_Text">NULL,</text:span></text:p>
          <text:p text:style-name="Text_20_body"><text:span text:style-name="Source_20_Text">88.  CONSTRAINT</text:span> <text:span text:style-name="Source_20_Text">testconstraints_id_fk FOREIGN</text:span> <text:span text:style-name="Source_20_Text">KEY</text:span> <text:span text:style-name="Source_20_Text">(ext_id)</text:span></text:p>
          <text:p text:style-name="Text_20_body"><text:span text:style-name="Source_20_Text">89.      REFERENCES</text:span> <text:span text:style-name="Source_20_Text">testconstraints (someid) MATCH SIMPLE</text:span></text:p>
          <text:p text:style-name="Text_20_body"><text:span text:style-name="Source_20_Text">90.      ON</text:span> <text:span text:style-name="Source_20_Text">UPDATE</text:span> <text:span text:style-name="Source_20_Text">CASCADE</text:span> <text:span text:style-name="Source_20_Text">ON</text:span> <text:span text:style-name="Source_20_Text">DELETE</text:span> <text:span text:style-name="Source_20_Text">CASCADE,</text:span></text:p>
          <text:p text:style-name="Text_20_body"><text:span text:style-name="Source_20_Text">91.  CONSTRAINT</text:span> <text:span text:style-name="Source_20_Text">unique_2_fields_idx UNIQUE</text:span> <text:span text:style-name="Source_20_Text">(modified, usraction),</text:span></text:p>
          <text:p text:style-name="Text_20_body"><text:span text:style-name="Source_20_Text">92.  CONSTRAINT</text:span> <text:span text:style-name="Source_20_Text">uniquefld_idx UNIQUE</text:span> <text:span text:style-name="Source_20_Text">(uniquefield)</text:span></text:p>
          <text:p text:style-name="Text_20_body"><text:span text:style-name="Source_20_Text">93.);</text:span></text:p>
        </text:section>
        <text:h text:style-name="Heading_20_3" text:outline-level="3"><text:bookmark text:name="p4"/>List TABLEs</text:h>
        <text:p text:style-name="Text_20_body">Here's the query that will return the names of the tables defined in the current database:</text:p>
        <text:section text:style-name="Sect1" text:name="highlighter_898627">
          <text:p text:style-name="Text_20_body"><text:span text:style-name="Source_20_Text">01.SELECT</text:span> <text:span text:style-name="Source_20_Text">relname</text:span></text:p>
          <text:p text:style-name="Text_20_body"><text:span text:style-name="Source_20_Text">02.  FROM</text:span> <text:span text:style-name="Source_20_Text">pg_class</text:span></text:p>
          <text:p text:style-name="Text_20_body"><text:span text:style-name="Source_20_Text">03. WHERE</text:span> <text:span text:style-name="Source_20_Text">relname !~ '^(pg_|sql_)'</text:span></text:p>
          <text:p text:style-name="Text_20_body"><text:span text:style-name="Source_20_Text">04.   AND</text:span> <text:span text:style-name="Source_20_Text">relkind = 'r';</text:span></text:p>
          <text:p text:style-name="Text_20_body"><text:span text:style-name="Source_20_Text">05.&lt;!</text:span></text:p>
          <text:p text:style-name="Text_20_body"><text:span text:style-name="Source_20_Text">06.SELECT</text:span> <text:span text:style-name="Source_20_Text">c.relname AS</text:span> <text:span text:style-name="Source_20_Text">"Name"</text:span></text:p>
          <text:p text:style-name="Text_20_body"><text:span text:style-name="Source_20_Text">07.  FROM</text:span> <text:span text:style-name="Source_20_Text">pg_class c, pg_user u</text:span></text:p>
          <text:p text:style-name="Text_20_body"><text:span text:style-name="Source_20_Text">08. WHERE</text:span> <text:span text:style-name="Source_20_Text">c.relowner = u.usesysid</text:span></text:p>
          <text:p text:style-name="Text_20_body"><text:span text:style-name="Source_20_Text">09.   AND</text:span> <text:span text:style-name="Source_20_Text">c.relkind = 'r'</text:span></text:p>
          <text:p text:style-name="Text_20_body"><text:span text:style-name="Source_20_Text">10.   AND</text:span> <text:span text:style-name="Source_20_Text">NOT</text:span> <text:span text:style-name="Source_20_Text">EXISTS (</text:span></text:p>
          <text:p text:style-name="Text_20_body"><text:soft-page-break/><text:span text:style-name="Source_20_Text">11.       SELECT</text:span> <text:span text:style-name="Source_20_Text">1</text:span></text:p>
          <text:p text:style-name="Text_20_body"><text:span text:style-name="Source_20_Text">12.         FROM</text:span> <text:span text:style-name="Source_20_Text">pg_views</text:span></text:p>
          <text:p text:style-name="Text_20_body"><text:span text:style-name="Source_20_Text">13.        WHERE</text:span> <text:span text:style-name="Source_20_Text">viewname = c.relname</text:span></text:p>
          <text:p text:style-name="Text_20_body"><text:span text:style-name="Source_20_Text">14.       )</text:span></text:p>
          <text:p text:style-name="Text_20_body"><text:span text:style-name="Source_20_Text">15.   AND</text:span> <text:span text:style-name="Source_20_Text">c.relname !~ '^(pg_|sql_)'</text:span></text:p>
          <text:p text:style-name="Text_20_body"><text:span text:style-name="Source_20_Text">16.UNION</text:span></text:p>
          <text:p text:style-name="Text_20_body"><text:span text:style-name="Source_20_Text">17.SELECT</text:span> <text:span text:style-name="Source_20_Text">c.relname AS</text:span> <text:span text:style-name="Source_20_Text">"Name"</text:span></text:p>
          <text:p text:style-name="Text_20_body"><text:span text:style-name="Source_20_Text">18.  FROM</text:span> <text:span text:style-name="Source_20_Text">pg_class c</text:span></text:p>
          <text:p text:style-name="Text_20_body"><text:span text:style-name="Source_20_Text">19. WHERE</text:span> <text:span text:style-name="Source_20_Text">c.relkind = 'r'</text:span></text:p>
          <text:p text:style-name="Text_20_body"><text:span text:style-name="Source_20_Text">20.   AND</text:span> <text:span text:style-name="Source_20_Text">NOT</text:span> <text:span text:style-name="Source_20_Text">EXISTS (</text:span></text:p>
          <text:p text:style-name="Text_20_body"><text:span text:style-name="Source_20_Text">21.       SELECT</text:span> <text:span text:style-name="Source_20_Text">1</text:span></text:p>
          <text:p text:style-name="Text_20_body"><text:span text:style-name="Source_20_Text">22.         FROM</text:span> <text:span text:style-name="Source_20_Text">pg_views</text:span></text:p>
          <text:p text:style-name="Text_20_body"><text:span text:style-name="Source_20_Text">23.        WHERE</text:span> <text:span text:style-name="Source_20_Text">viewname = c.relname</text:span></text:p>
          <text:p text:style-name="Text_20_body"><text:span text:style-name="Source_20_Text">24.       )</text:span></text:p>
          <text:p text:style-name="Text_20_body"><text:span text:style-name="Source_20_Text">25.   AND</text:span> <text:span text:style-name="Source_20_Text">NOT</text:span> <text:span text:style-name="Source_20_Text">EXISTS (</text:span></text:p>
          <text:p text:style-name="Text_20_body"><text:span text:style-name="Source_20_Text">26.       SELECT</text:span> <text:span text:style-name="Source_20_Text">1</text:span></text:p>
          <text:p text:style-name="Text_20_body"><text:span text:style-name="Source_20_Text">27.         FROM</text:span> <text:span text:style-name="Source_20_Text">pg_user</text:span></text:p>
          <text:p text:style-name="Text_20_body"><text:span text:style-name="Source_20_Text">28.        WHERE</text:span> <text:span text:style-name="Source_20_Text">usesysid = c.relowner</text:span></text:p>
          <text:p text:style-name="Text_20_body"><text:span text:style-name="Source_20_Text">29.       )</text:span></text:p>
          <text:p text:style-name="Text_20_body"><text:span text:style-name="Source_20_Text">30.   AND</text:span> <text:span text:style-name="Source_20_Text">c.relname !~ '^pg_';</text:span></text:p>
          <text:p text:style-name="Text_20_body"><text:span text:style-name="Source_20_Text">31.</text:span></text:p>
          <text:p text:style-name="Text_20_body"><text:span text:style-name="Source_20_Text">32.</text:span></text:p>
          <text:p text:style-name="Text_20_body"><text:span text:style-name="Source_20_Text">33. </text:span> </text:p>
          <text:p text:style-name="Text_20_body"><text:span text:style-name="Source_20_Text">34.SELECT</text:span> <text:span text:style-name="Source_20_Text">table_name</text:span></text:p>
          <text:p text:style-name="Text_20_body"><text:span text:style-name="Source_20_Text">35.  FROM</text:span> <text:span text:style-name="Source_20_Text">information_schema.tables</text:span></text:p>
          <text:p text:style-name="Text_20_body"><text:span text:style-name="Source_20_Text">36. WHERE</text:span> <text:span text:style-name="Source_20_Text">table_type = 'BASE TABLE'</text:span></text:p>
          <text:p text:style-name="Text_20_body"><text:span text:style-name="Source_20_Text">37.   AND</text:span> <text:span text:style-name="Source_20_Text">table_schema NOT</text:span> <text:span text:style-name="Source_20_Text">IN</text:span></text:p>
          <text:p text:style-name="Text_20_body"><text:span text:style-name="Source_20_Text">38.       ('pg_catalog', 'information_schema');</text:span></text:p>
        </text:section>
        <text:h text:style-name="Heading_20_3" text:outline-level="3"><text:bookmark text:name="p6"/>List VIEWs</text:h>
        <text:p text:style-name="Text_20_body">Here's the query that will return the names of the VIEWs defined in the current database:</text:p>
        <text:section text:style-name="Sect1" text:name="highlighter_901648">
          <text:p text:style-name="Text_20_body"><text:soft-page-break/><text:span text:style-name="Source_20_Text">01.</text:span></text:p>
          <text:p text:style-name="Text_20_body"><text:span text:style-name="Source_20_Text">02. </text:span> </text:p>
          <text:p text:style-name="Text_20_body"><text:span text:style-name="Source_20_Text">03.SELECT</text:span> <text:span text:style-name="Source_20_Text">viewname</text:span></text:p>
          <text:p text:style-name="Text_20_body"><text:span text:style-name="Source_20_Text">04.  FROM</text:span> <text:span text:style-name="Source_20_Text">pg_views</text:span></text:p>
          <text:p text:style-name="Text_20_body"><text:span text:style-name="Source_20_Text">05. WHERE</text:span> <text:span text:style-name="Source_20_Text">viewname !~ '^pg_';</text:span></text:p>
          <text:p text:style-name="Text_20_body"><text:span text:style-name="Source_20_Text">06. </text:span> </text:p>
          <text:p text:style-name="Text_20_body"><text:span text:style-name="Source_20_Text">07.</text:span></text:p>
          <text:p text:style-name="Text_20_body"><text:span text:style-name="Source_20_Text">08. </text:span> </text:p>
          <text:p text:style-name="Text_20_body"><text:span text:style-name="Source_20_Text">09.SELECT</text:span> <text:span text:style-name="Source_20_Text">viewname</text:span></text:p>
          <text:p text:style-name="Text_20_body"><text:span text:style-name="Source_20_Text">10.  FROM</text:span> <text:span text:style-name="Source_20_Text">pg_views</text:span></text:p>
          <text:p text:style-name="Text_20_body"><text:span text:style-name="Source_20_Text">11. WHERE</text:span> <text:span text:style-name="Source_20_Text">schemaname NOT</text:span> <text:span text:style-name="Source_20_Text">IN</text:span></text:p>
          <text:p text:style-name="Text_20_body"><text:span text:style-name="Source_20_Text">12.       ('pg_catalog', 'information_schema')</text:span></text:p>
          <text:p text:style-name="Text_20_body"><text:span text:style-name="Source_20_Text">13.   AND</text:span> <text:span text:style-name="Source_20_Text">viewname !~ '^pg_';</text:span></text:p>
          <text:p text:style-name="Text_20_body"><text:span text:style-name="Source_20_Text">14. </text:span> </text:p>
          <text:p text:style-name="Text_20_body"><text:span text:style-name="Source_20_Text">15.</text:span></text:p>
          <text:p text:style-name="Text_20_body"><text:span text:style-name="Source_20_Text">16. </text:span> </text:p>
          <text:p text:style-name="Text_20_body"><text:span text:style-name="Source_20_Text">17.SELECT</text:span> <text:span text:style-name="Source_20_Text">table_name</text:span></text:p>
          <text:p text:style-name="Text_20_body"><text:span text:style-name="Source_20_Text">18.  FROM</text:span> <text:span text:style-name="Source_20_Text">information_schema.tables</text:span></text:p>
          <text:p text:style-name="Text_20_body"><text:span text:style-name="Source_20_Text">19. WHERE</text:span> <text:span text:style-name="Source_20_Text">table_type = 'VIEW'</text:span></text:p>
          <text:p text:style-name="Text_20_body"><text:span text:style-name="Source_20_Text">20.   AND</text:span> <text:span text:style-name="Source_20_Text">table_schema NOT</text:span> <text:span text:style-name="Source_20_Text">IN</text:span></text:p>
          <text:p text:style-name="Text_20_body"><text:span text:style-name="Source_20_Text">21.       ('pg_catalog', 'information_schema')</text:span></text:p>
          <text:p text:style-name="Text_20_body"><text:span text:style-name="Source_20_Text">22.   AND</text:span> <text:span text:style-name="Source_20_Text">table_name !~ '^pg_';</text:span></text:p>
          <text:p text:style-name="Text_20_body"><text:span text:style-name="Source_20_Text">23. </text:span> </text:p>
          <text:p text:style-name="Text_20_body"><text:span text:style-name="Source_20_Text">24.</text:span></text:p>
          <text:p text:style-name="Text_20_body"><text:span text:style-name="Source_20_Text">25. </text:span> </text:p>
          <text:p text:style-name="Text_20_body"><text:span text:style-name="Source_20_Text">26.SELECT</text:span> <text:span text:style-name="Source_20_Text">table_name</text:span></text:p>
          <text:p text:style-name="Text_20_body"><text:span text:style-name="Source_20_Text">27.  FROM</text:span> <text:span text:style-name="Source_20_Text">information_schema.views</text:span></text:p>
          <text:p text:style-name="Text_20_body"><text:span text:style-name="Source_20_Text">28. WHERE</text:span> <text:span text:style-name="Source_20_Text">table_schema NOT</text:span> <text:span text:style-name="Source_20_Text">IN</text:span> <text:span text:style-name="Source_20_Text">('pg_catalog', 'information_schema')</text:span></text:p>
          <text:p text:style-name="Text_20_body"><text:span text:style-name="Source_20_Text">29.   AND</text:span> <text:span text:style-name="Source_20_Text">table_name !~ '^pg_';</text:span></text:p>
          <text:p text:style-name="Text_20_body"><text:span text:style-name="Source_20_Text">30.&lt;!</text:span></text:p>
          <text:p text:style-name="Text_20_body"><text:soft-page-break/><text:span text:style-name="Source_20_Text">31.# show only</text:span> <text:span text:style-name="Source_20_Text">the VIEWs referencing a given table</text:span></text:p>
          <text:p text:style-name="Text_20_body"><text:span text:style-name="Source_20_Text">32. </text:span> </text:p>
          <text:p text:style-name="Text_20_body"><text:span text:style-name="Source_20_Text">33.      SELECT</text:span> <text:span text:style-name="Source_20_Text">viewname</text:span></text:p>
          <text:p text:style-name="Text_20_body"><text:span text:style-name="Source_20_Text">34.        FROM</text:span> <text:span text:style-name="Source_20_Text">pg_views</text:span></text:p>
          <text:p text:style-name="Text_20_body"><text:span text:style-name="Source_20_Text">35.NATURAL JOIN</text:span> <text:span text:style-name="Source_20_Text">pg_tables</text:span></text:p>
          <text:p text:style-name="Text_20_body"><text:span text:style-name="Source_20_Text">36.       WHERE</text:span> <text:span text:style-name="Source_20_Text">tablename ='test';</text:span></text:p>
          <text:p text:style-name="Text_20_body"><text:span text:style-name="Source_20_Text">37.</text:span></text:p>
        </text:section>
        <text:h text:style-name="Heading_20_3" text:outline-level="3"><text:bookmark text:name="p8"/>List users</text:h>
        <text:section text:style-name="Sect1" text:name="highlighter_785712">
          <text:p text:style-name="Text_20_body"><text:span text:style-name="Source_20_Text">1.SELECT</text:span> <text:span text:style-name="Source_20_Text">usename</text:span></text:p>
          <text:p text:style-name="Text_20_body"><text:span text:style-name="Source_20_Text">2.  FROM</text:span> <text:span text:style-name="Source_20_Text">pg_user;</text:span></text:p>
        </text:section>
        <text:h text:style-name="Heading_20_3" text:outline-level="3"><text:bookmark text:name="p9"/>List table fields</text:h>
        <text:p text:style-name="Text_20_body">Here's the query that will return the names of the fields of the TEST2 table:</text:p>
        <text:section text:style-name="Sect1" text:name="highlighter_299807">
          <text:p text:style-name="Text_20_body"><text:span text:style-name="Source_20_Text">01.SELECT</text:span> <text:span text:style-name="Source_20_Text">a.attname</text:span></text:p>
          <text:p text:style-name="Text_20_body"><text:span text:style-name="Source_20_Text">02.  FROM</text:span> <text:span text:style-name="Source_20_Text">pg_class c, pg_attribute a, pg_type t</text:span></text:p>
          <text:p text:style-name="Text_20_body"><text:span text:style-name="Source_20_Text">03. WHERE</text:span> <text:span text:style-name="Source_20_Text">c.relname = 'test2'</text:span></text:p>
          <text:p text:style-name="Text_20_body"><text:span text:style-name="Source_20_Text">04.   AND</text:span> <text:span text:style-name="Source_20_Text">a.attnum &gt; 0</text:span></text:p>
          <text:p text:style-name="Text_20_body"><text:span text:style-name="Source_20_Text">05.   AND</text:span> <text:span text:style-name="Source_20_Text">a.attrelid = c.oid</text:span></text:p>
          <text:p text:style-name="Text_20_body"><text:span text:style-name="Source_20_Text">06.   AND</text:span> <text:span text:style-name="Source_20_Text">a.atttypid = t.oid</text:span></text:p>
          <text:p text:style-name="Text_20_body"><text:span text:style-name="Source_20_Text">07. </text:span> </text:p>
          <text:p text:style-name="Text_20_body"><text:span text:style-name="Source_20_Text">08.</text:span></text:p>
          <text:p text:style-name="Text_20_body"><text:span text:style-name="Source_20_Text">09. </text:span> </text:p>
          <text:p text:style-name="Text_20_body"><text:span text:style-name="Source_20_Text">10.SELECT</text:span> <text:span text:style-name="Source_20_Text">column_name</text:span></text:p>
          <text:p text:style-name="Text_20_body"><text:span text:style-name="Source_20_Text">11.  FROM</text:span> <text:span text:style-name="Source_20_Text">information_schema.columns</text:span></text:p>
          <text:p text:style-name="Text_20_body"><text:span text:style-name="Source_20_Text">12. WHERE</text:span> <text:span text:style-name="Source_20_Text">table_name = 'test2';</text:span></text:p>
        </text:section>
        <text:h text:style-name="Heading_20_3" text:outline-level="3"><text:bookmark text:name="p11"/>Detailed table field info</text:h>
        <text:p text:style-name="Text_20_body">If you want some more info about the field definitions, you can retrieve a larger subset of the fields available in the schema:</text:p>
        <text:section text:style-name="Sect1" text:name="highlighter_231388">
          <text:p text:style-name="Text_20_body"><text:span text:style-name="Source_20_Text">01.SELECT</text:span> <text:span text:style-name="Source_20_Text">a.attnum AS</text:span> <text:span text:style-name="Source_20_Text">ordinal_position,</text:span></text:p>
          <text:p text:style-name="Text_20_body"><text:span text:style-name="Source_20_Text">02.         a.attname AS</text:span> <text:span text:style-name="Source_20_Text">column_name,</text:span></text:p>
          <text:p text:style-name="Text_20_body"><text:soft-page-break/><text:span text:style-name="Source_20_Text">03.         t.typname AS</text:span> <text:span text:style-name="Source_20_Text">data_type,</text:span></text:p>
          <text:p text:style-name="Text_20_body"><text:span text:style-name="Source_20_Text">04.         a.attlen AS</text:span> <text:span text:style-name="Source_20_Text">character_maximum_length,</text:span></text:p>
          <text:p text:style-name="Text_20_body"><text:span text:style-name="Source_20_Text">05.         a.atttypmod AS</text:span> <text:span text:style-name="Source_20_Text">modifier,</text:span></text:p>
          <text:p text:style-name="Text_20_body"><text:span text:style-name="Source_20_Text">06.         a.attnotnull AS</text:span> <text:span text:style-name="Source_20_Text">notnull,</text:span></text:p>
          <text:p text:style-name="Text_20_body"><text:span text:style-name="Source_20_Text">07.         a.atthasdef AS</text:span> <text:span text:style-name="Source_20_Text">hasdefault</text:span></text:p>
          <text:p text:style-name="Text_20_body"><text:span text:style-name="Source_20_Text">08.    FROM</text:span> <text:span text:style-name="Source_20_Text">pg_class c,</text:span></text:p>
          <text:p text:style-name="Text_20_body"><text:span text:style-name="Source_20_Text">09.         pg_attribute a,</text:span></text:p>
          <text:p text:style-name="Text_20_body"><text:span text:style-name="Source_20_Text">10.         pg_type t</text:span></text:p>
          <text:p text:style-name="Text_20_body"><text:span text:style-name="Source_20_Text">11.   WHERE</text:span> <text:span text:style-name="Source_20_Text">c.relname = 'test2'</text:span></text:p>
          <text:p text:style-name="Text_20_body"><text:span text:style-name="Source_20_Text">12.     AND</text:span> <text:span text:style-name="Source_20_Text">a.attnum &gt; 0</text:span></text:p>
          <text:p text:style-name="Text_20_body"><text:span text:style-name="Source_20_Text">13.     AND</text:span> <text:span text:style-name="Source_20_Text">a.attrelid = c.oid</text:span></text:p>
          <text:p text:style-name="Text_20_body"><text:span text:style-name="Source_20_Text">14.     AND</text:span> <text:span text:style-name="Source_20_Text">a.atttypid = t.oid</text:span></text:p>
          <text:p text:style-name="Text_20_body"><text:span text:style-name="Source_20_Text">15.ORDER</text:span> <text:span text:style-name="Source_20_Text">BY</text:span> <text:span text:style-name="Source_20_Text">a.attnum;</text:span></text:p>
          <text:p text:style-name="Text_20_body"><text:span text:style-name="Source_20_Text">16. </text:span> </text:p>
          <text:p text:style-name="Text_20_body"><text:span text:style-name="Source_20_Text">17.</text:span></text:p>
          <text:p text:style-name="Text_20_body"><text:span text:style-name="Source_20_Text">18. </text:span> </text:p>
          <text:p text:style-name="Text_20_body"><text:span text:style-name="Source_20_Text">19.  SELECT</text:span> <text:span text:style-name="Source_20_Text">ordinal_position,</text:span></text:p>
          <text:p text:style-name="Text_20_body"><text:span text:style-name="Source_20_Text">20.         column_name,</text:span></text:p>
          <text:p text:style-name="Text_20_body"><text:span text:style-name="Source_20_Text">21.         data_type,</text:span></text:p>
          <text:p text:style-name="Text_20_body"><text:span text:style-name="Source_20_Text">22.         column_default,</text:span></text:p>
          <text:p text:style-name="Text_20_body"><text:span text:style-name="Source_20_Text">23.         is_nullable,</text:span></text:p>
          <text:p text:style-name="Text_20_body"><text:span text:style-name="Source_20_Text">24.         character_maximum_length,</text:span></text:p>
          <text:p text:style-name="Text_20_body"><text:span text:style-name="Source_20_Text">25.         numeric_precision</text:span></text:p>
          <text:p text:style-name="Text_20_body"><text:span text:style-name="Source_20_Text">26.    FROM</text:span> <text:span text:style-name="Source_20_Text">information_schema.columns</text:span></text:p>
          <text:p text:style-name="Text_20_body"><text:span text:style-name="Source_20_Text">27.   WHERE</text:span> <text:span text:style-name="Source_20_Text">table_name = 'test2'</text:span></text:p>
          <text:p text:style-name="Text_20_body"><text:span text:style-name="Source_20_Text">28.ORDER</text:span> <text:span text:style-name="Source_20_Text">BY</text:span> <text:span text:style-name="Source_20_Text">ordinal_position;</text:span></text:p>
        </text:section>
        <text:h text:style-name="Heading_20_3" text:outline-level="3"><text:bookmark text:name="p13"/>List INDICES</text:h>
        <text:p text:style-name="Text_20_body">Here's the query that will return the names of the INDICES defined in the TEST2 table. Unfortunately I have no idea how to extract them from the INFORMATION_SCHEMA. If you do, please let me know.<text:line-break/>NB: the CONSTRAINTs are not listed</text:p>
        <text:section text:style-name="Sect1" text:name="highlighter_640502">
          <text:p text:style-name="Text_20_body"><text:soft-page-break/><text:span text:style-name="Source_20_Text">01.SELECT</text:span> <text:span text:style-name="Source_20_Text">relname</text:span></text:p>
          <text:p text:style-name="Text_20_body"><text:span text:style-name="Source_20_Text">02.  FROM</text:span> <text:span text:style-name="Source_20_Text">pg_class</text:span></text:p>
          <text:p text:style-name="Text_20_body"><text:span text:style-name="Source_20_Text">03. WHERE</text:span> <text:span text:style-name="Source_20_Text">oid IN</text:span> <text:span text:style-name="Source_20_Text">(</text:span></text:p>
          <text:p text:style-name="Text_20_body"><text:span text:style-name="Source_20_Text">04.    SELECT</text:span> <text:span text:style-name="Source_20_Text">indexrelid</text:span></text:p>
          <text:p text:style-name="Text_20_body"><text:span text:style-name="Source_20_Text">05.      FROM</text:span> <text:span text:style-name="Source_20_Text">pg_index, pg_class</text:span></text:p>
          <text:p text:style-name="Text_20_body"><text:span text:style-name="Source_20_Text">06.     WHERE</text:span> <text:span text:style-name="Source_20_Text">pg_class.relname='test2'</text:span></text:p>
          <text:p text:style-name="Text_20_body"><text:span text:style-name="Source_20_Text">07.       AND</text:span> <text:span text:style-name="Source_20_Text">pg_class.oid=pg_index.indrelid</text:span></text:p>
          <text:p text:style-name="Text_20_body"><text:span text:style-name="Source_20_Text">08.       AND</text:span> <text:span text:style-name="Source_20_Text">indisunique != 't'</text:span></text:p>
          <text:p text:style-name="Text_20_body"><text:span text:style-name="Source_20_Text">09.       AND</text:span> <text:span text:style-name="Source_20_Text">indisprimary != 't'</text:span></text:p>
          <text:p text:style-name="Text_20_body"><text:span text:style-name="Source_20_Text">10.       );</text:span></text:p>
          <text:p text:style-name="Text_20_body"><text:span text:style-name="Source_20_Text">11.</text:span> </text:p>
          <text:p text:style-name="Text_20_body"><text:span text:style-name="Source_20_Text">12.</text:span></text:p>
          <text:p text:style-name="Text_20_body"><text:span text:style-name="Source_20_Text">13.</text:span> </text:p>
          <text:p text:style-name="Text_20_body"><text:span text:style-name="Source_20_Text">14.SELECT</text:span></text:p>
          <text:p text:style-name="Text_20_body"><text:span text:style-name="Source_20_Text">15.    c.relname AS</text:span> <text:span text:style-name="Source_20_Text">index_name</text:span></text:p>
          <text:p text:style-name="Text_20_body"><text:span text:style-name="Source_20_Text">16.FROM</text:span></text:p>
          <text:p text:style-name="Text_20_body"><text:span text:style-name="Source_20_Text">17.    pg_class AS</text:span> <text:span text:style-name="Source_20_Text">a</text:span></text:p>
          <text:p text:style-name="Text_20_body"><text:span text:style-name="Source_20_Text">18.    JOIN</text:span> <text:span text:style-name="Source_20_Text">pg_index AS</text:span> <text:span text:style-name="Source_20_Text">b ON</text:span> <text:span text:style-name="Source_20_Text">(a.oid = b.indrelid)</text:span></text:p>
          <text:p text:style-name="Text_20_body"><text:span text:style-name="Source_20_Text">19.    JOIN</text:span> <text:span text:style-name="Source_20_Text">pg_class AS</text:span> <text:span text:style-name="Source_20_Text">c ON</text:span> <text:span text:style-name="Source_20_Text">(c.oid = b.indexrelid)</text:span></text:p>
          <text:p text:style-name="Text_20_body"><text:span text:style-name="Source_20_Text">20.WHERE</text:span></text:p>
          <text:p text:style-name="Text_20_body"><text:span text:style-name="Source_20_Text">21.    a.relname = 'test2';</text:span></text:p>
        </text:section>
        <text:h text:style-name="Heading_20_3" text:outline-level="3"><text:bookmark text:name="p15"/>Detailed INDEX info</text:h>
        <text:p text:style-name="Text_20_body">If you want to know which table columns are referenced by an index, you can do it in two steps: first you get the table name and field(s) position with this query:</text:p>
        <text:section text:style-name="Sect1" text:name="highlighter_961608">
          <text:p text:style-name="Text_20_body"><text:span text:style-name="Source_20_Text">01.SELECT</text:span> <text:span text:style-name="Source_20_Text">relname, indkey</text:span></text:p>
          <text:p text:style-name="Text_20_body"><text:span text:style-name="Source_20_Text">02.  FROM</text:span> <text:span text:style-name="Source_20_Text">pg_class, pg_index</text:span></text:p>
          <text:p text:style-name="Text_20_body"><text:span text:style-name="Source_20_Text">03. WHERE</text:span> <text:span text:style-name="Source_20_Text">pg_class.oid = pg_index.indexrelid</text:span></text:p>
          <text:p text:style-name="Text_20_body"><text:span text:style-name="Source_20_Text">04.   AND</text:span> <text:span text:style-name="Source_20_Text">pg_class.oid IN</text:span> <text:span text:style-name="Source_20_Text">(</text:span></text:p>
          <text:p text:style-name="Text_20_body"><text:span text:style-name="Source_20_Text">05.    SELECT</text:span> <text:span text:style-name="Source_20_Text">indexrelid</text:span></text:p>
          <text:p text:style-name="Text_20_body"><text:span text:style-name="Source_20_Text">06.      FROM</text:span> <text:span text:style-name="Source_20_Text">pg_index, pg_class</text:span></text:p>
          <text:p text:style-name="Text_20_body"><text:soft-page-break/><text:span text:style-name="Source_20_Text">07.     WHERE</text:span> <text:span text:style-name="Source_20_Text">pg_class.relname='test2'</text:span></text:p>
          <text:p text:style-name="Text_20_body"><text:span text:style-name="Source_20_Text">08.       AND</text:span> <text:span text:style-name="Source_20_Text">pg_class.oid=pg_index.indrelid</text:span></text:p>
          <text:p text:style-name="Text_20_body"><text:span text:style-name="Source_20_Text">09.       AND</text:span> <text:span text:style-name="Source_20_Text">indisunique != 't'</text:span></text:p>
          <text:p text:style-name="Text_20_body"><text:span text:style-name="Source_20_Text">10.       AND</text:span> <text:span text:style-name="Source_20_Text">indisprimary != 't'</text:span></text:p>
          <text:p text:style-name="Text_20_body"><text:span text:style-name="Source_20_Text">11.);</text:span></text:p>
        </text:section>
        <text:p text:style-name="Text_20_body"><text:bookmark text:name="p17"/>Then, using your favorite language, you explode the indkey (the key separator is a space), and for each key you run this query:</text:p>
        <text:section text:style-name="Sect1" text:name="highlighter_620852">
          <text:p text:style-name="Text_20_body"><text:span text:style-name="Source_20_Text">01.SELECT</text:span> <text:span text:style-name="Source_20_Text">t.relname, a.attname, a.attnum</text:span></text:p>
          <text:p text:style-name="Text_20_body"><text:span text:style-name="Source_20_Text">02.     FROM</text:span> <text:span text:style-name="Source_20_Text">pg_index c</text:span></text:p>
          <text:p text:style-name="Text_20_body"><text:span text:style-name="Source_20_Text">03.LEFT</text:span> <text:span text:style-name="Source_20_Text">JOIN</text:span> <text:span text:style-name="Source_20_Text">pg_class t</text:span></text:p>
          <text:p text:style-name="Text_20_body"><text:span text:style-name="Source_20_Text">04.       ON</text:span> <text:span text:style-name="Source_20_Text">c.indrelid  = t.oid</text:span></text:p>
          <text:p text:style-name="Text_20_body"><text:span text:style-name="Source_20_Text">05.LEFT</text:span> <text:span text:style-name="Source_20_Text">JOIN</text:span> <text:span text:style-name="Source_20_Text">pg_attribute a</text:span></text:p>
          <text:p text:style-name="Text_20_body"><text:span text:style-name="Source_20_Text">06.       ON</text:span> <text:span text:style-name="Source_20_Text">a.attrelid = t.oid</text:span></text:p>
          <text:p text:style-name="Text_20_body"><text:span text:style-name="Source_20_Text">07.      AND</text:span> <text:span text:style-name="Source_20_Text">a.attnum = ANY(indkey)</text:span></text:p>
          <text:p text:style-name="Text_20_body"><text:span text:style-name="Source_20_Text">08.    WHERE</text:span> <text:span text:style-name="Source_20_Text">t.relname = 'test2'</text:span></text:p>
          <text:p text:style-name="Text_20_body"><text:span text:style-name="Source_20_Text">09.      AND</text:span> <text:span text:style-name="Source_20_Text">a.attnum = 6; </text:span></text:p>
        </text:section>
        <text:h text:style-name="Heading_20_3" text:outline-level="3"><text:bookmark text:name="p19"/>List CONSTRAINTs</text:h>
        <text:p text:style-name="Text_20_body">Here's the query that will return the names of the CONSTRAINTs defined in the TEST2 table:</text:p>
        <text:section text:style-name="Sect1" text:name="highlighter_550884">
          <text:p text:style-name="Text_20_body"><text:span text:style-name="Source_20_Text">01.SELECT</text:span> <text:span text:style-name="Source_20_Text">relname</text:span></text:p>
          <text:p text:style-name="Text_20_body"><text:span text:style-name="Source_20_Text">02.  FROM</text:span> <text:span text:style-name="Source_20_Text">pg_class</text:span></text:p>
          <text:p text:style-name="Text_20_body"><text:span text:style-name="Source_20_Text">03. WHERE</text:span> <text:span text:style-name="Source_20_Text">oid IN</text:span> <text:span text:style-name="Source_20_Text">(</text:span></text:p>
          <text:p text:style-name="Text_20_body"><text:span text:style-name="Source_20_Text">04.    SELECT</text:span> <text:span text:style-name="Source_20_Text">indexrelid</text:span></text:p>
          <text:p text:style-name="Text_20_body"><text:span text:style-name="Source_20_Text">05.      FROM</text:span> <text:span text:style-name="Source_20_Text">pg_index, pg_class</text:span></text:p>
          <text:p text:style-name="Text_20_body"><text:span text:style-name="Source_20_Text">06.     WHERE</text:span> <text:span text:style-name="Source_20_Text">pg_class.relname='test2'</text:span></text:p>
          <text:p text:style-name="Text_20_body"><text:span text:style-name="Source_20_Text">07.       AND</text:span> <text:span text:style-name="Source_20_Text">pg_class.oid=pg_index.indrelid</text:span></text:p>
          <text:p text:style-name="Text_20_body"><text:span text:style-name="Source_20_Text">08.       AND</text:span> <text:span text:style-name="Source_20_Text">(   indisunique = 't'</text:span></text:p>
          <text:p text:style-name="Text_20_body"><text:span text:style-name="Source_20_Text">09.            OR</text:span> <text:span text:style-name="Source_20_Text">indisprimary = 't'</text:span></text:p>
          <text:p text:style-name="Text_20_body"><text:span text:style-name="Source_20_Text">10.       )</text:span></text:p>
          <text:p text:style-name="Text_20_body"><text:span text:style-name="Source_20_Text">11.);</text:span></text:p>
          <text:p text:style-name="Text_20_body"><text:soft-page-break/><text:span text:style-name="Source_20_Text">12. </text:span> </text:p>
          <text:p text:style-name="Text_20_body"><text:span text:style-name="Source_20_Text">13.</text:span></text:p>
          <text:p text:style-name="Text_20_body"><text:span text:style-name="Source_20_Text">14. </text:span> </text:p>
          <text:p text:style-name="Text_20_body"><text:span text:style-name="Source_20_Text">15.SELECT</text:span> <text:span text:style-name="Source_20_Text">constraint_name, constraint_type</text:span></text:p>
          <text:p text:style-name="Text_20_body"><text:span text:style-name="Source_20_Text">16.  FROM</text:span> <text:span text:style-name="Source_20_Text">information_schema.table_constraints</text:span></text:p>
          <text:p text:style-name="Text_20_body"><text:span text:style-name="Source_20_Text">17. WHERE</text:span> <text:span text:style-name="Source_20_Text">table_name = 'test2';</text:span></text:p>
          <text:p text:style-name="Text_20_body"><text:span text:style-name="Source_20_Text">18.&lt;!</text:span></text:p>
          <text:p text:style-name="Text_20_body"><text:span text:style-name="Source_20_Text">19.SELECT</text:span> <text:span text:style-name="Source_20_Text">*</text:span></text:p>
          <text:p text:style-name="Text_20_body"><text:span text:style-name="Source_20_Text">20.  FROM</text:span> <text:span text:style-name="Source_20_Text">information_schema.constraint_column_usage</text:span></text:p>
          <text:p text:style-name="Text_20_body"><text:span text:style-name="Source_20_Text">21.</text:span></text:p>
        </text:section>
        <text:h text:style-name="Heading_20_3" text:outline-level="3"><text:bookmark text:name="p21"/>Detailed CONSTRAINT info</text:h>
        <text:p text:style-name="Text_20_body">If you want to retrieve detailed info from any constraint (fields, type, rules, referenced table and fields for FOREIGN KEYs, etc.) given its name and table, here's the query to do so:</text:p>
        <text:section text:style-name="Sect1" text:name="highlighter_69462">
          <text:p text:style-name="Text_20_body"><text:span text:style-name="Source_20_Text">01.SELECT</text:span> <text:span text:style-name="Source_20_Text">c.conname AS</text:span> <text:span text:style-name="Source_20_Text">constraint_name,</text:span></text:p>
          <text:p text:style-name="Text_20_body"><text:span text:style-name="Source_20_Text">02.          CASE</text:span> <text:span text:style-name="Source_20_Text">c.contype</text:span></text:p>
          <text:p text:style-name="Text_20_body"><text:span text:style-name="Source_20_Text">03.            WHEN</text:span> <text:span text:style-name="Source_20_Text">'c'</text:span> <text:span text:style-name="Source_20_Text">THEN</text:span> <text:span text:style-name="Source_20_Text">'CHECK'</text:span></text:p>
          <text:p text:style-name="Text_20_body"><text:span text:style-name="Source_20_Text">04.            WHEN</text:span> <text:span text:style-name="Source_20_Text">'f'</text:span> <text:span text:style-name="Source_20_Text">THEN</text:span> <text:span text:style-name="Source_20_Text">'FOREIGN KEY'</text:span></text:p>
          <text:p text:style-name="Text_20_body"><text:span text:style-name="Source_20_Text">05.            WHEN</text:span> <text:span text:style-name="Source_20_Text">'p'</text:span> <text:span text:style-name="Source_20_Text">THEN</text:span> <text:span text:style-name="Source_20_Text">'PRIMARY KEY'</text:span></text:p>
          <text:p text:style-name="Text_20_body"><text:span text:style-name="Source_20_Text">06.            WHEN</text:span> <text:span text:style-name="Source_20_Text">'u'</text:span> <text:span text:style-name="Source_20_Text">THEN</text:span> <text:span text:style-name="Source_20_Text">'UNIQUE'</text:span></text:p>
          <text:p text:style-name="Text_20_body"><text:span text:style-name="Source_20_Text">07.          END</text:span> <text:span text:style-name="Source_20_Text">AS</text:span> <text:span text:style-name="Source_20_Text">"constraint_type",</text:span></text:p>
          <text:p text:style-name="Text_20_body"><text:span text:style-name="Source_20_Text">08.          CASE</text:span> <text:span text:style-name="Source_20_Text">WHEN</text:span> <text:span text:style-name="Source_20_Text">c.condeferrable = 'f'</text:span> <text:span text:style-name="Source_20_Text">THEN</text:span> <text:span text:style-name="Source_20_Text">0 ELSE</text:span> <text:span text:style-name="Source_20_Text">1 END</text:span> <text:span text:style-name="Source_20_Text">AS</text:span> <text:span text:style-name="Source_20_Text">is_deferrable,</text:span></text:p>
          <text:p text:style-name="Text_20_body"><text:span text:style-name="Source_20_Text">09.          CASE</text:span> <text:span text:style-name="Source_20_Text">WHEN</text:span> <text:span text:style-name="Source_20_Text">c.condeferred = 'f'</text:span> <text:span text:style-name="Source_20_Text">THEN</text:span> <text:span text:style-name="Source_20_Text">0 ELSE</text:span> <text:span text:style-name="Source_20_Text">1 END</text:span> <text:span text:style-name="Source_20_Text">AS</text:span> <text:span text:style-name="Source_20_Text">is_deferred,</text:span></text:p>
          <text:p text:style-name="Text_20_body"><text:span text:style-name="Source_20_Text">10.          t.relname AS</text:span> <text:span text:style-name="Source_20_Text">table_name,</text:span></text:p>
          <text:p text:style-name="Text_20_body"><text:span text:style-name="Source_20_Text">11.          array_to_string(c.conkey, ' ') AS</text:span> <text:span text:style-name="Source_20_Text">constraint_key,</text:span></text:p>
          <text:p text:style-name="Text_20_body"><text:span text:style-name="Source_20_Text">12.          CASE</text:span> <text:span text:style-name="Source_20_Text">confupdtype</text:span></text:p>
          <text:p text:style-name="Text_20_body"><text:span text:style-name="Source_20_Text">13.            WHEN</text:span> <text:span text:style-name="Source_20_Text">'a'</text:span> <text:span text:style-name="Source_20_Text">THEN</text:span> <text:span text:style-name="Source_20_Text">'NO ACTION'</text:span></text:p>
          <text:p text:style-name="Text_20_body"><text:span text:style-name="Source_20_Text">14.            WHEN</text:span> <text:span text:style-name="Source_20_Text">'r'</text:span> <text:span text:style-name="Source_20_Text">THEN</text:span> <text:span text:style-name="Source_20_Text">'RESTRICT'</text:span></text:p>
          <text:p text:style-name="Text_20_body"><text:span text:style-name="Source_20_Text">15.            WHEN</text:span> <text:span text:style-name="Source_20_Text">'c'</text:span> <text:span text:style-name="Source_20_Text">THEN</text:span> <text:span text:style-name="Source_20_Text">'CASCADE'</text:span></text:p>
          <text:p text:style-name="Text_20_body"><text:soft-page-break/><text:span text:style-name="Source_20_Text">16.            WHEN</text:span> <text:span text:style-name="Source_20_Text">'n'</text:span> <text:span text:style-name="Source_20_Text">THEN</text:span> <text:span text:style-name="Source_20_Text">'SET NULL'</text:span></text:p>
          <text:p text:style-name="Text_20_body"><text:span text:style-name="Source_20_Text">17.            WHEN</text:span> <text:span text:style-name="Source_20_Text">'d'</text:span> <text:span text:style-name="Source_20_Text">THEN</text:span> <text:span text:style-name="Source_20_Text">'SET DEFAULT'</text:span></text:p>
          <text:p text:style-name="Text_20_body"><text:span text:style-name="Source_20_Text">18.          END</text:span> <text:span text:style-name="Source_20_Text">AS</text:span> <text:span text:style-name="Source_20_Text">on_update,</text:span></text:p>
          <text:p text:style-name="Text_20_body"><text:span text:style-name="Source_20_Text">19.          CASE</text:span> <text:span text:style-name="Source_20_Text">confdeltype</text:span></text:p>
          <text:p text:style-name="Text_20_body"><text:span text:style-name="Source_20_Text">20.            WHEN</text:span> <text:span text:style-name="Source_20_Text">'a'</text:span> <text:span text:style-name="Source_20_Text">THEN</text:span> <text:span text:style-name="Source_20_Text">'NO ACTION'</text:span></text:p>
          <text:p text:style-name="Text_20_body"><text:span text:style-name="Source_20_Text">21.            WHEN</text:span> <text:span text:style-name="Source_20_Text">'r'</text:span> <text:span text:style-name="Source_20_Text">THEN</text:span> <text:span text:style-name="Source_20_Text">'RESTRICT'</text:span></text:p>
          <text:p text:style-name="Text_20_body"><text:span text:style-name="Source_20_Text">22.            WHEN</text:span> <text:span text:style-name="Source_20_Text">'c'</text:span> <text:span text:style-name="Source_20_Text">THEN</text:span> <text:span text:style-name="Source_20_Text">'CASCADE'</text:span></text:p>
          <text:p text:style-name="Text_20_body"><text:span text:style-name="Source_20_Text">23.            WHEN</text:span> <text:span text:style-name="Source_20_Text">'n'</text:span> <text:span text:style-name="Source_20_Text">THEN</text:span> <text:span text:style-name="Source_20_Text">'SET NULL'</text:span></text:p>
          <text:p text:style-name="Text_20_body"><text:span text:style-name="Source_20_Text">24.            WHEN</text:span> <text:span text:style-name="Source_20_Text">'d'</text:span> <text:span text:style-name="Source_20_Text">THEN</text:span> <text:span text:style-name="Source_20_Text">'SET DEFAULT'</text:span></text:p>
          <text:p text:style-name="Text_20_body"><text:span text:style-name="Source_20_Text">25.          END</text:span> <text:span text:style-name="Source_20_Text">AS</text:span> <text:span text:style-name="Source_20_Text">on_delete,</text:span></text:p>
          <text:p text:style-name="Text_20_body"><text:span text:style-name="Source_20_Text">26.          CASE</text:span> <text:span text:style-name="Source_20_Text">confmatchtype</text:span></text:p>
          <text:p text:style-name="Text_20_body"><text:span text:style-name="Source_20_Text">27.            WHEN</text:span> <text:span text:style-name="Source_20_Text">'u'</text:span> <text:span text:style-name="Source_20_Text">THEN</text:span> <text:span text:style-name="Source_20_Text">'UNSPECIFIED'</text:span></text:p>
          <text:p text:style-name="Text_20_body"><text:span text:style-name="Source_20_Text">28.            WHEN</text:span> <text:span text:style-name="Source_20_Text">'f'</text:span> <text:span text:style-name="Source_20_Text">THEN</text:span> <text:span text:style-name="Source_20_Text">'FULL'</text:span></text:p>
          <text:p text:style-name="Text_20_body"><text:span text:style-name="Source_20_Text">29.            WHEN</text:span> <text:span text:style-name="Source_20_Text">'p'</text:span> <text:span text:style-name="Source_20_Text">THEN</text:span> <text:span text:style-name="Source_20_Text">'PARTIAL'</text:span></text:p>
          <text:p text:style-name="Text_20_body"><text:span text:style-name="Source_20_Text">30.          END</text:span> <text:span text:style-name="Source_20_Text">AS</text:span> <text:span text:style-name="Source_20_Text">match_type,</text:span></text:p>
          <text:p text:style-name="Text_20_body"><text:span text:style-name="Source_20_Text">31.          t2.relname AS</text:span> <text:span text:style-name="Source_20_Text">references_table,</text:span></text:p>
          <text:p text:style-name="Text_20_body"><text:span text:style-name="Source_20_Text">32.          array_to_string(c.confkey, ' ') AS</text:span> <text:span text:style-name="Source_20_Text">fk_constraint_key</text:span></text:p>
          <text:p text:style-name="Text_20_body"><text:span text:style-name="Source_20_Text">33.     FROM</text:span> <text:span text:style-name="Source_20_Text">pg_constraint c</text:span></text:p>
          <text:p text:style-name="Text_20_body"><text:span text:style-name="Source_20_Text">34.LEFT</text:span> <text:span text:style-name="Source_20_Text">JOIN</text:span> <text:span text:style-name="Source_20_Text">pg_class t  ON</text:span> <text:span text:style-name="Source_20_Text">c.conrelid  = t.oid</text:span></text:p>
          <text:p text:style-name="Text_20_body"><text:span text:style-name="Source_20_Text">35.LEFT</text:span> <text:span text:style-name="Source_20_Text">JOIN</text:span> <text:span text:style-name="Source_20_Text">pg_class t2 ON</text:span> <text:span text:style-name="Source_20_Text">c.confrelid = t2.oid</text:span></text:p>
          <text:p text:style-name="Text_20_body"><text:span text:style-name="Source_20_Text">36.    WHERE</text:span> <text:span text:style-name="Source_20_Text">t.relname = 'testconstraints2'</text:span></text:p>
          <text:p text:style-name="Text_20_body"><text:span text:style-name="Source_20_Text">37.     AND</text:span> <text:span text:style-name="Source_20_Text">c.conname = 'testconstraints_id_fk';</text:span></text:p>
          <text:p text:style-name="Text_20_body"><text:span text:style-name="Source_20_Text">38.     </text:span> </text:p>
          <text:p text:style-name="Text_20_body"><text:span text:style-name="Source_20_Text">39.</text:span></text:p>
          <text:p text:style-name="Text_20_body"><text:span text:style-name="Source_20_Text">40. </text:span> </text:p>
          <text:p text:style-name="Text_20_body"><text:span text:style-name="Source_20_Text">41.   SELECT</text:span> <text:span text:style-name="Source_20_Text">tc.constraint_name,</text:span></text:p>
          <text:p text:style-name="Text_20_body"><text:span text:style-name="Source_20_Text">42.          tc.constraint_type,</text:span></text:p>
          <text:p text:style-name="Text_20_body"><text:span text:style-name="Source_20_Text">43.          tc.table_name,</text:span></text:p>
          <text:p text:style-name="Text_20_body"><text:span text:style-name="Source_20_Text">44.          kcu.column_name,</text:span></text:p>
          <text:p text:style-name="Text_20_body"><text:span text:style-name="Source_20_Text">45.      tc.is_deferrable,</text:span></text:p>
          <text:p text:style-name="Text_20_body"><text:soft-page-break/><text:span text:style-name="Source_20_Text">46.          tc.initially_deferred,</text:span></text:p>
          <text:p text:style-name="Text_20_body"><text:span text:style-name="Source_20_Text">47.          rc.match_option AS</text:span> <text:span text:style-name="Source_20_Text">match_type,</text:span></text:p>
          <text:p text:style-name="Text_20_body"><text:span text:style-name="Source_20_Text">48.          rc.update_rule AS</text:span> <text:span text:style-name="Source_20_Text">on_update,</text:span></text:p>
          <text:p text:style-name="Text_20_body"><text:span text:style-name="Source_20_Text">49.          rc.delete_rule AS</text:span> <text:span text:style-name="Source_20_Text">on_delete,</text:span></text:p>
          <text:p text:style-name="Text_20_body"><text:span text:style-name="Source_20_Text">50.          ccu.table_name AS</text:span> <text:span text:style-name="Source_20_Text">references_table,</text:span></text:p>
          <text:p text:style-name="Text_20_body"><text:span text:style-name="Source_20_Text">51.          ccu.column_name AS</text:span> <text:span text:style-name="Source_20_Text">references_field</text:span></text:p>
          <text:p text:style-name="Text_20_body"><text:span text:style-name="Source_20_Text">52.     FROM</text:span> <text:span text:style-name="Source_20_Text">information_schema.table_constraints tc</text:span></text:p>
          <text:p text:style-name="Text_20_body"><text:span text:style-name="Source_20_Text">53.LEFT</text:span> <text:span text:style-name="Source_20_Text">JOIN</text:span> <text:span text:style-name="Source_20_Text">information_schema.key_column_usage kcu</text:span></text:p>
          <text:p text:style-name="Text_20_body"><text:span text:style-name="Source_20_Text">54.       ON</text:span> <text:span text:style-name="Source_20_Text">tc.constraint_catalog = kcu.constraint_catalog</text:span></text:p>
          <text:p text:style-name="Text_20_body"><text:span text:style-name="Source_20_Text">55.      AND</text:span> <text:span text:style-name="Source_20_Text">tc.constraint_schema = kcu.constraint_schema</text:span></text:p>
          <text:p text:style-name="Text_20_body"><text:span text:style-name="Source_20_Text">56.      AND</text:span> <text:span text:style-name="Source_20_Text">tc.constraint_name = kcu.constraint_name</text:span></text:p>
          <text:p text:style-name="Text_20_body"><text:span text:style-name="Source_20_Text">57.LEFT</text:span> <text:span text:style-name="Source_20_Text">JOIN</text:span> <text:span text:style-name="Source_20_Text">information_schema.referential_constraints rc</text:span></text:p>
          <text:p text:style-name="Text_20_body"><text:span text:style-name="Source_20_Text">58.       ON</text:span> <text:span text:style-name="Source_20_Text">tc.constraint_catalog = rc.constraint_catalog</text:span></text:p>
          <text:p text:style-name="Text_20_body"><text:span text:style-name="Source_20_Text">59.      AND</text:span> <text:span text:style-name="Source_20_Text">tc.constraint_schema = rc.constraint_schema</text:span></text:p>
          <text:p text:style-name="Text_20_body"><text:span text:style-name="Source_20_Text">60.      AND</text:span> <text:span text:style-name="Source_20_Text">tc.constraint_name = rc.constraint_name</text:span></text:p>
          <text:p text:style-name="Text_20_body"><text:span text:style-name="Source_20_Text">61.LEFT</text:span> <text:span text:style-name="Source_20_Text">JOIN</text:span> <text:span text:style-name="Source_20_Text">information_schema.constraint_column_usage ccu</text:span></text:p>
          <text:p text:style-name="Text_20_body"><text:span text:style-name="Source_20_Text">62.       ON</text:span> <text:span text:style-name="Source_20_Text">rc.unique_constraint_catalog = ccu.constraint_catalog</text:span></text:p>
          <text:p text:style-name="Text_20_body"><text:span text:style-name="Source_20_Text">63.      AND</text:span> <text:span text:style-name="Source_20_Text">rc.unique_constraint_schema = ccu.constraint_schema</text:span></text:p>
          <text:p text:style-name="Text_20_body"><text:span text:style-name="Source_20_Text">64.      AND</text:span> <text:span text:style-name="Source_20_Text">rc.unique_constraint_name = ccu.constraint_name</text:span></text:p>
          <text:p text:style-name="Text_20_body"><text:span text:style-name="Source_20_Text">65.    WHERE</text:span> <text:span text:style-name="Source_20_Text">tc.table_name = 'testconstraints2'</text:span></text:p>
          <text:p text:style-name="Text_20_body"><text:span text:style-name="Source_20_Text">66.      AND</text:span> <text:span text:style-name="Source_20_Text">tc.constraint_name = 'testconstraints_id_fk';</text:span></text:p>
        </text:section>
        <text:p text:style-name="Text_20_body"><text:bookmark text:name="p23"/>The "<text:span text:style-name="Source_20_Text">constraint_key</text:span>" and "<text:span text:style-name="Source_20_Text">fk_constraint_key</text:span>" fields returned by the first query are space-separated strings containing the position of the fields involved (in the <text:span text:style-name="Source_20_Text">FOREIGN KEY</text:span> constraint and those referenced by it), so you may need to retrieve them with another query on the respective tables. Since the field positions are stored as arrays, you can't (to the best of my knowledge) get all the field names with an unique query (well, you could with a stored procedure).<text:line-break/>The second query, the one using the <text:span text:style-name="Source_20_Text">INFORMATION_SCHEMA</text:span>, is certainly more straightforward, albeit slower.</text:p>
        <text:h text:style-name="Heading_20_3" text:outline-level="3"><text:bookmark text:name="p24"/><text:soft-page-break/>List sequences</text:h>
        <text:p text:style-name="Text_20_body">A <text:span text:style-name="Strong_20_Emphasis">SEQUENCE</text:span> is an object that automatically generate sequence numbers. A <text:span text:style-name="Source_20_Text">SEQUENCE</text:span> is often used to ensure a unique value in a <text:span text:style-name="Source_20_Text">PRIMARY KEY</text:span> that must uniquely identify the associated row.</text:p>
        <text:section text:style-name="Sect1" text:name="highlighter_240712">
          <text:p text:style-name="Text_20_body"><text:span text:style-name="Source_20_Text">01.SELECT</text:span> <text:span text:style-name="Source_20_Text">relname</text:span></text:p>
          <text:p text:style-name="Text_20_body"><text:span text:style-name="Source_20_Text">02.  FROM</text:span> <text:span text:style-name="Source_20_Text">pg_class</text:span></text:p>
          <text:p text:style-name="Text_20_body"><text:span text:style-name="Source_20_Text">03. WHERE</text:span> <text:span text:style-name="Source_20_Text">relkind = 'S'</text:span></text:p>
          <text:p text:style-name="Text_20_body"><text:span text:style-name="Source_20_Text">04.   AND</text:span> <text:span text:style-name="Source_20_Text">relnamespace IN</text:span> <text:span text:style-name="Source_20_Text">(</text:span></text:p>
          <text:p text:style-name="Text_20_body"><text:span text:style-name="Source_20_Text">05.        SELECT</text:span> <text:span text:style-name="Source_20_Text">oid</text:span></text:p>
          <text:p text:style-name="Text_20_body"><text:span text:style-name="Source_20_Text">06.          FROM</text:span> <text:span text:style-name="Source_20_Text">pg_namespace</text:span></text:p>
          <text:p text:style-name="Text_20_body"><text:span text:style-name="Source_20_Text">07.         WHERE</text:span> <text:span text:style-name="Source_20_Text">nspname NOT</text:span> <text:span text:style-name="Source_20_Text">LIKE</text:span> <text:span text:style-name="Source_20_Text">'pg_%'</text:span></text:p>
          <text:p text:style-name="Text_20_body"><text:span text:style-name="Source_20_Text">08.           AND</text:span> <text:span text:style-name="Source_20_Text">nspname != 'information_schema'</text:span></text:p>
          <text:p text:style-name="Text_20_body"><text:span text:style-name="Source_20_Text">09.);</text:span></text:p>
        </text:section>
        <text:h text:style-name="Heading_20_3" text:outline-level="3"><text:bookmark text:name="p26"/>List TRIGGERs</text:h>
        <text:section text:style-name="Sect1" text:name="highlighter_203607">
          <text:p text:style-name="Text_20_body"><text:span text:style-name="Source_20_Text">01.SELECT</text:span> <text:span text:style-name="Source_20_Text">trg.tgname AS</text:span> <text:span text:style-name="Source_20_Text">trigger_name</text:span></text:p>
          <text:p text:style-name="Text_20_body"><text:span text:style-name="Source_20_Text">02.  FROM</text:span> <text:span text:style-name="Source_20_Text">pg_trigger trg, pg_class tbl</text:span></text:p>
          <text:p text:style-name="Text_20_body"><text:span text:style-name="Source_20_Text">03. WHERE</text:span> <text:span text:style-name="Source_20_Text">trg.tgrelid = tbl.oid</text:span></text:p>
          <text:p text:style-name="Text_20_body"><text:span text:style-name="Source_20_Text">04.   AND</text:span> <text:span text:style-name="Source_20_Text">tbl.relname !~ '^pg_';</text:span></text:p>
          <text:p text:style-name="Text_20_body"><text:span text:style-name="Source_20_Text">05.</text:span></text:p>
          <text:p text:style-name="Text_20_body"><text:span text:style-name="Source_20_Text">06.SELECT</text:span> <text:span text:style-name="Source_20_Text">tgname AS</text:span> <text:span text:style-name="Source_20_Text">trigger_name</text:span></text:p>
          <text:p text:style-name="Text_20_body"><text:span text:style-name="Source_20_Text">07.  FROM</text:span> <text:span text:style-name="Source_20_Text">pg_trigger</text:span></text:p>
          <text:p text:style-name="Text_20_body"><text:span text:style-name="Source_20_Text">08. WHERE</text:span> <text:span text:style-name="Source_20_Text">tgname !~ '^pg_';</text:span></text:p>
          <text:p text:style-name="Text_20_body"><text:span text:style-name="Source_20_Text">09. </text:span> </text:p>
          <text:p text:style-name="Text_20_body"><text:span text:style-name="Source_20_Text">10.</text:span></text:p>
          <text:p text:style-name="Text_20_body"><text:span text:style-name="Source_20_Text">11. </text:span> </text:p>
          <text:p text:style-name="Text_20_body"><text:span text:style-name="Source_20_Text">12.SELECT</text:span> <text:span text:style-name="Source_20_Text">DISTINCT</text:span> <text:span text:style-name="Source_20_Text">trigger_name</text:span></text:p>
          <text:p text:style-name="Text_20_body"><text:span text:style-name="Source_20_Text">13.  FROM</text:span> <text:span text:style-name="Source_20_Text">information_schema.triggers</text:span></text:p>
          <text:p text:style-name="Text_20_body"><text:span text:style-name="Source_20_Text">14. WHERE</text:span> <text:span text:style-name="Source_20_Text">trigger_schema NOT</text:span> <text:span text:style-name="Source_20_Text">IN</text:span></text:p>
          <text:p text:style-name="Text_20_body"><text:span text:style-name="Source_20_Text">15.       ('pg_catalog', 'information_schema');</text:span></text:p>
        </text:section>
        <text:p text:style-name="Text_20_body"><text:bookmark text:name="p27"/>List only the triggers for a given table:</text:p>
        <text:section text:style-name="Sect1" text:name="highlighter_311510">
          <text:p text:style-name="Text_20_body"><text:soft-page-break/><text:span text:style-name="Source_20_Text">01.SELECT</text:span> <text:span text:style-name="Source_20_Text">trg.tgname AS</text:span> <text:span text:style-name="Source_20_Text">trigger_name</text:span></text:p>
          <text:p text:style-name="Text_20_body"><text:span text:style-name="Source_20_Text">02.  FROM</text:span> <text:span text:style-name="Source_20_Text">pg_trigger trg, pg_class tbl</text:span></text:p>
          <text:p text:style-name="Text_20_body"><text:span text:style-name="Source_20_Text">03. WHERE</text:span> <text:span text:style-name="Source_20_Text">trg.tgrelid = tbl.oid</text:span></text:p>
          <text:p text:style-name="Text_20_body"><text:span text:style-name="Source_20_Text">04.   AND</text:span> <text:span text:style-name="Source_20_Text">tbl.relname = 'newtable';</text:span></text:p>
          <text:p text:style-name="Text_20_body"><text:span text:style-name="Source_20_Text">05. </text:span> </text:p>
          <text:p text:style-name="Text_20_body"><text:span text:style-name="Source_20_Text">06.</text:span></text:p>
          <text:p text:style-name="Text_20_body"><text:span text:style-name="Source_20_Text">07. </text:span> </text:p>
          <text:p text:style-name="Text_20_body"><text:span text:style-name="Source_20_Text">08.SELECT</text:span> <text:span text:style-name="Source_20_Text">DISTINCT</text:span> <text:span text:style-name="Source_20_Text">trigger_name</text:span></text:p>
          <text:p text:style-name="Text_20_body"><text:span text:style-name="Source_20_Text">09.  FROM</text:span> <text:span text:style-name="Source_20_Text">information_schema.triggers</text:span></text:p>
          <text:p text:style-name="Text_20_body"><text:span text:style-name="Source_20_Text">10. WHERE</text:span> <text:span text:style-name="Source_20_Text">event_object_table = 'newtable'</text:span></text:p>
          <text:p text:style-name="Text_20_body"><text:span text:style-name="Source_20_Text">11.   AND</text:span> <text:span text:style-name="Source_20_Text">trigger_schema NOT</text:span> <text:span text:style-name="Source_20_Text">IN</text:span></text:p>
          <text:p text:style-name="Text_20_body"><text:span text:style-name="Source_20_Text">12.       ('pg_catalog', 'information_schema');</text:span></text:p>
        </text:section>
        <text:h text:style-name="Heading_20_3" text:outline-level="3"><text:bookmark text:name="p29"/>Detailed TRIGGER info</text:h>
        <text:p text:style-name="Text_20_body">Show more informations about the trigger definitions:</text:p>
        <text:section text:style-name="Sect1" text:name="highlighter_796093">
          <text:p text:style-name="Text_20_body"><text:span text:style-name="Source_20_Text">01.SELECT</text:span> <text:span text:style-name="Source_20_Text">trg.tgname AS</text:span> <text:span text:style-name="Source_20_Text">trigger_name,</text:span></text:p>
          <text:p text:style-name="Text_20_body"><text:span text:style-name="Source_20_Text">02.       tbl.relname AS</text:span> <text:span text:style-name="Source_20_Text">table_name,</text:span></text:p>
          <text:p text:style-name="Text_20_body"><text:span text:style-name="Source_20_Text">03.       p.proname AS</text:span> <text:span text:style-name="Source_20_Text">function_name,</text:span></text:p>
          <text:p text:style-name="Text_20_body"><text:span text:style-name="Source_20_Text">04.       CASE</text:span> <text:span text:style-name="Source_20_Text">trg.tgtype &amp; cast(2 as</text:span> <text:span text:style-name="Source_20_Text">int2)</text:span></text:p>
          <text:p text:style-name="Text_20_body"><text:span text:style-name="Source_20_Text">05.         WHEN</text:span> <text:span text:style-name="Source_20_Text">0 THEN</text:span> <text:span text:style-name="Source_20_Text">'AFTER'</text:span></text:p>
          <text:p text:style-name="Text_20_body"><text:span text:style-name="Source_20_Text">06.         ELSE</text:span> <text:span text:style-name="Source_20_Text">'BEFORE'</text:span></text:p>
          <text:p text:style-name="Text_20_body"><text:span text:style-name="Source_20_Text">07.       END</text:span> <text:span text:style-name="Source_20_Text">AS</text:span> <text:span text:style-name="Source_20_Text">trigger_type,</text:span></text:p>
          <text:p text:style-name="Text_20_body"><text:span text:style-name="Source_20_Text">08.       CASE</text:span> <text:span text:style-name="Source_20_Text">trg.tgtype &amp; cast(28 as</text:span> <text:span text:style-name="Source_20_Text">int2)</text:span></text:p>
          <text:p text:style-name="Text_20_body"><text:span text:style-name="Source_20_Text">09.         WHEN</text:span> <text:span text:style-name="Source_20_Text">16 THEN</text:span> <text:span text:style-name="Source_20_Text">'UPDATE'</text:span></text:p>
          <text:p text:style-name="Text_20_body"><text:span text:style-name="Source_20_Text">10.         WHEN</text:span>  <text:span text:style-name="Source_20_Text">8 THEN</text:span> <text:span text:style-name="Source_20_Text">'DELETE'</text:span></text:p>
          <text:p text:style-name="Text_20_body"><text:span text:style-name="Source_20_Text">11.         WHEN</text:span>  <text:span text:style-name="Source_20_Text">4 THEN</text:span> <text:span text:style-name="Source_20_Text">'INSERT'</text:span></text:p>
          <text:p text:style-name="Text_20_body"><text:span text:style-name="Source_20_Text">12.         WHEN</text:span> <text:span text:style-name="Source_20_Text">20 THEN</text:span> <text:span text:style-name="Source_20_Text">'INSERT, UPDATE'</text:span></text:p>
          <text:p text:style-name="Text_20_body"><text:span text:style-name="Source_20_Text">13.         WHEN</text:span> <text:span text:style-name="Source_20_Text">28 THEN</text:span> <text:span text:style-name="Source_20_Text">'INSERT, UPDATE, DELETE'</text:span></text:p>
          <text:p text:style-name="Text_20_body"><text:span text:style-name="Source_20_Text">14.         WHEN</text:span> <text:span text:style-name="Source_20_Text">24 THEN</text:span> <text:span text:style-name="Source_20_Text">'UPDATE, DELETE'</text:span></text:p>
          <text:p text:style-name="Text_20_body"><text:span text:style-name="Source_20_Text">15.         WHEN</text:span> <text:span text:style-name="Source_20_Text">12 THEN</text:span> <text:span text:style-name="Source_20_Text">'INSERT, DELETE'</text:span></text:p>
          <text:p text:style-name="Text_20_body"><text:soft-page-break/><text:span text:style-name="Source_20_Text">16.       END</text:span> <text:span text:style-name="Source_20_Text">AS</text:span> <text:span text:style-name="Source_20_Text">trigger_event,</text:span></text:p>
          <text:p text:style-name="Text_20_body"><text:span text:style-name="Source_20_Text">17.       CASE</text:span> <text:span text:style-name="Source_20_Text">trg.tgtype &amp; cast(1 as</text:span> <text:span text:style-name="Source_20_Text">int2)</text:span></text:p>
          <text:p text:style-name="Text_20_body"><text:span text:style-name="Source_20_Text">18.         WHEN</text:span> <text:span text:style-name="Source_20_Text">0 THEN</text:span> <text:span text:style-name="Source_20_Text">'STATEMENT'</text:span></text:p>
          <text:p text:style-name="Text_20_body"><text:span text:style-name="Source_20_Text">19.         ELSE</text:span> <text:span text:style-name="Source_20_Text">'ROW'</text:span></text:p>
          <text:p text:style-name="Text_20_body"><text:span text:style-name="Source_20_Text">20.       END</text:span> <text:span text:style-name="Source_20_Text">AS</text:span> <text:span text:style-name="Source_20_Text">action_orientation</text:span></text:p>
          <text:p text:style-name="Text_20_body"><text:span text:style-name="Source_20_Text">21.  FROM</text:span> <text:span text:style-name="Source_20_Text">pg_trigger trg,</text:span></text:p>
          <text:p text:style-name="Text_20_body"><text:span text:style-name="Source_20_Text">22.       pg_class tbl,</text:span></text:p>
          <text:p text:style-name="Text_20_body"><text:span text:style-name="Source_20_Text">23.       pg_proc p</text:span></text:p>
          <text:p text:style-name="Text_20_body"><text:span text:style-name="Source_20_Text">24. WHERE</text:span> <text:span text:style-name="Source_20_Text">trg.tgrelid = tbl.oid</text:span></text:p>
          <text:p text:style-name="Text_20_body"><text:span text:style-name="Source_20_Text">25.   AND</text:span> <text:span text:style-name="Source_20_Text">trg.tgfoid = p.oid</text:span></text:p>
          <text:p text:style-name="Text_20_body"><text:span text:style-name="Source_20_Text">26.   AND</text:span> <text:span text:style-name="Source_20_Text">tbl.relname !~ '^pg_';</text:span></text:p>
          <text:p text:style-name="Text_20_body"><text:span text:style-name="Source_20_Text">27. </text:span> </text:p>
          <text:p text:style-name="Text_20_body"><text:span text:style-name="Source_20_Text">28.</text:span></text:p>
          <text:p text:style-name="Text_20_body"><text:span text:style-name="Source_20_Text">29. </text:span> </text:p>
          <text:p text:style-name="Text_20_body"><text:span text:style-name="Source_20_Text">30.SELECT</text:span> <text:span text:style-name="Source_20_Text">*</text:span></text:p>
          <text:p text:style-name="Text_20_body"><text:span text:style-name="Source_20_Text">31.  FROM</text:span> <text:span text:style-name="Source_20_Text">information_schema.triggers</text:span></text:p>
          <text:p text:style-name="Text_20_body"><text:span text:style-name="Source_20_Text">32. WHERE</text:span> <text:span text:style-name="Source_20_Text">trigger_schema NOT</text:span> <text:span text:style-name="Source_20_Text">IN</text:span></text:p>
          <text:p text:style-name="Text_20_body"><text:span text:style-name="Source_20_Text">33.       ('pg_catalog', 'information_schema');</text:span></text:p>
        </text:section>
        <text:h text:style-name="Heading_20_3" text:outline-level="3"><text:bookmark text:name="p31"/>List FUNCTIONs</text:h>
        <text:section text:style-name="Sect1" text:name="highlighter_984264">
          <text:p text:style-name="Text_20_body"><text:span text:style-name="Source_20_Text">01.SELECT</text:span> <text:span text:style-name="Source_20_Text">proname</text:span></text:p>
          <text:p text:style-name="Text_20_body"><text:span text:style-name="Source_20_Text">02.  FROM</text:span> <text:span text:style-name="Source_20_Text">pg_proc pr,</text:span></text:p>
          <text:p text:style-name="Text_20_body"><text:span text:style-name="Source_20_Text">03.       pg_type tp</text:span></text:p>
          <text:p text:style-name="Text_20_body"><text:span text:style-name="Source_20_Text">04. WHERE</text:span> <text:span text:style-name="Source_20_Text">tp.oid = pr.prorettype</text:span></text:p>
          <text:p text:style-name="Text_20_body"><text:span text:style-name="Source_20_Text">05.   AND</text:span> <text:span text:style-name="Source_20_Text">pr.proisagg = FALSE</text:span></text:p>
          <text:p text:style-name="Text_20_body"><text:span text:style-name="Source_20_Text">06.   AND</text:span> <text:span text:style-name="Source_20_Text">tp.typname &lt;&gt; 'trigger'</text:span></text:p>
          <text:p text:style-name="Text_20_body"><text:span text:style-name="Source_20_Text">07.   AND</text:span> <text:span text:style-name="Source_20_Text">pr.pronamespace IN</text:span> <text:span text:style-name="Source_20_Text">(</text:span></text:p>
          <text:p text:style-name="Text_20_body"><text:span text:style-name="Source_20_Text">08.       SELECT</text:span> <text:span text:style-name="Source_20_Text">oid</text:span></text:p>
          <text:p text:style-name="Text_20_body"><text:span text:style-name="Source_20_Text">09.         FROM</text:span> <text:span text:style-name="Source_20_Text">pg_namespace</text:span></text:p>
          <text:p text:style-name="Text_20_body"><text:span text:style-name="Source_20_Text">10.        WHERE</text:span> <text:span text:style-name="Source_20_Text">nspname NOT</text:span> <text:span text:style-name="Source_20_Text">LIKE</text:span> <text:span text:style-name="Source_20_Text">'pg_%'</text:span></text:p>
          <text:p text:style-name="Text_20_body"><text:soft-page-break/><text:span text:style-name="Source_20_Text">11.          AND</text:span> <text:span text:style-name="Source_20_Text">nspname != 'information_schema'</text:span></text:p>
          <text:p text:style-name="Text_20_body"><text:span text:style-name="Source_20_Text">12.);</text:span></text:p>
          <text:p text:style-name="Text_20_body"><text:span text:style-name="Source_20_Text">13. </text:span> </text:p>
          <text:p text:style-name="Text_20_body"><text:span text:style-name="Source_20_Text">14.</text:span></text:p>
          <text:p text:style-name="Text_20_body"><text:span text:style-name="Source_20_Text">15. </text:span> </text:p>
          <text:p text:style-name="Text_20_body"><text:span text:style-name="Source_20_Text">16.SELECT</text:span> <text:span text:style-name="Source_20_Text">routine_name</text:span></text:p>
          <text:p text:style-name="Text_20_body"><text:span text:style-name="Source_20_Text">17.  FROM</text:span> <text:span text:style-name="Source_20_Text">information_schema.routines</text:span></text:p>
          <text:p text:style-name="Text_20_body"><text:span text:style-name="Source_20_Text">18. WHERE</text:span> <text:span text:style-name="Source_20_Text">specific_schema NOT</text:span> <text:span text:style-name="Source_20_Text">IN</text:span></text:p>
          <text:p text:style-name="Text_20_body"><text:span text:style-name="Source_20_Text">19.       ('pg_catalog', 'information_schema')</text:span></text:p>
          <text:p text:style-name="Text_20_body"><text:span text:style-name="Source_20_Text">20.   AND</text:span> <text:span text:style-name="Source_20_Text">type_udt_name != 'trigger';</text:span></text:p>
        </text:section>
        <text:p text:style-name="Text_20_body"><text:bookmark text:name="p32"/>Albe Laurenz sent me the following function that is even more informative: for a function name and schema, it selects the position in the argument list, the direction, the name and the data-type of each argument. This procedure requires PostgreSQL 8.1 or later.</text:p>
        <text:section text:style-name="Sect1" text:name="highlighter_136552">
          <text:p text:style-name="Text_20_body"><text:span text:style-name="Source_20_Text">01.CREATE</text:span> <text:span text:style-name="Source_20_Text">OR</text:span> <text:span text:style-name="Source_20_Text">REPLACE</text:span> <text:span text:style-name="Source_20_Text">FUNCTION</text:span> <text:span text:style-name="Source_20_Text">public.function_args(</text:span></text:p>
          <text:p text:style-name="Text_20_body"><text:span text:style-name="Source_20_Text">02.  IN</text:span> <text:span text:style-name="Source_20_Text">funcname character</text:span> <text:span text:style-name="Source_20_Text">varying,</text:span></text:p>
          <text:p text:style-name="Text_20_body"><text:span text:style-name="Source_20_Text">03.  IN</text:span> <text:span text:style-name="Source_20_Text">schema</text:span> <text:span text:style-name="Source_20_Text">character</text:span> <text:span text:style-name="Source_20_Text">varying,</text:span></text:p>
          <text:p text:style-name="Text_20_body"><text:span text:style-name="Source_20_Text">04.  OUT</text:span> <text:span text:style-name="Source_20_Text">pos integer,</text:span></text:p>
          <text:p text:style-name="Text_20_body"><text:span text:style-name="Source_20_Text">05.  OUT</text:span> <text:span text:style-name="Source_20_Text">direction character,</text:span></text:p>
          <text:p text:style-name="Text_20_body"><text:span text:style-name="Source_20_Text">06.  OUT</text:span> <text:span text:style-name="Source_20_Text">argname character</text:span> <text:span text:style-name="Source_20_Text">varying,</text:span></text:p>
          <text:p text:style-name="Text_20_body"><text:span text:style-name="Source_20_Text">07.  OUT</text:span> <text:span text:style-name="Source_20_Text">datatype character</text:span> <text:span text:style-name="Source_20_Text">varying)</text:span></text:p>
          <text:p text:style-name="Text_20_body"><text:span text:style-name="Source_20_Text">08.RETURNS</text:span> <text:span text:style-name="Source_20_Text">SETOF RECORD AS</text:span> <text:span text:style-name="Source_20_Text">$$DECLARE</text:span></text:p>
          <text:p text:style-name="Text_20_body"><text:span text:style-name="Source_20_Text">09.  rettype character</text:span> <text:span text:style-name="Source_20_Text">varying;</text:span></text:p>
          <text:p text:style-name="Text_20_body"><text:span text:style-name="Source_20_Text">10.  argtypes oidvector;</text:span></text:p>
          <text:p text:style-name="Text_20_body"><text:span text:style-name="Source_20_Text">11.  allargtypes oid[];</text:span></text:p>
          <text:p text:style-name="Text_20_body"><text:span text:style-name="Source_20_Text">12.  argmodes "char"[];</text:span></text:p>
          <text:p text:style-name="Text_20_body"><text:span text:style-name="Source_20_Text">13.  argnames text[];</text:span></text:p>
          <text:p text:style-name="Text_20_body"><text:span text:style-name="Source_20_Text">14.  mini integer;</text:span></text:p>
          <text:p text:style-name="Text_20_body"><text:span text:style-name="Source_20_Text">15.  maxi integer;</text:span></text:p>
          <text:p text:style-name="Text_20_body"><text:span text:style-name="Source_20_Text">16.BEGIN</text:span></text:p>
          <text:p text:style-name="Text_20_body"><text:span text:style-name="Source_20_Text">17.  /* get object ID of</text:span> <text:span text:style-name="Source_20_Text">function</text:span> <text:span text:style-name="Source_20_Text">*/</text:span></text:p>
          <text:p text:style-name="Text_20_body"><text:span text:style-name="Source_20_Text">18.  SELECT</text:span> <text:span text:style-name="Source_20_Text">INTO</text:span> <text:span text:style-name="Source_20_Text">rettype, argtypes, allargtypes, argmodes, argnames</text:span></text:p>
          <text:p text:style-name="Text_20_body"><text:soft-page-break/><text:span text:style-name="Source_20_Text">19.         CASE</text:span></text:p>
          <text:p text:style-name="Text_20_body"><text:span text:style-name="Source_20_Text">20.         WHEN</text:span> <text:span text:style-name="Source_20_Text">pg_proc.proretset</text:span></text:p>
          <text:p text:style-name="Text_20_body"><text:span text:style-name="Source_20_Text">21.         THEN</text:span> <text:span text:style-name="Source_20_Text">'setof '</text:span> <text:span text:style-name="Source_20_Text">|| pg_catalog.format_type(pg_proc.prorettype, NULL)</text:span></text:p>
          <text:p text:style-name="Text_20_body"><text:span text:style-name="Source_20_Text">22.         ELSE</text:span> <text:span text:style-name="Source_20_Text">pg_catalog.format_type(pg_proc.prorettype, NULL) END,</text:span></text:p>
          <text:p text:style-name="Text_20_body"><text:span text:style-name="Source_20_Text">23.         pg_proc.proargtypes,</text:span></text:p>
          <text:p text:style-name="Text_20_body"><text:span text:style-name="Source_20_Text">24.         pg_proc.proallargtypes,</text:span></text:p>
          <text:p text:style-name="Text_20_body"><text:span text:style-name="Source_20_Text">25.         pg_proc.proargmodes,</text:span></text:p>
          <text:p text:style-name="Text_20_body"><text:span text:style-name="Source_20_Text">26.         pg_proc.proargnames</text:span></text:p>
          <text:p text:style-name="Text_20_body"><text:span text:style-name="Source_20_Text">27.    FROM</text:span> <text:span text:style-name="Source_20_Text">pg_catalog.pg_proc</text:span></text:p>
          <text:p text:style-name="Text_20_body"><text:span text:style-name="Source_20_Text">28.         JOIN</text:span> <text:span text:style-name="Source_20_Text">pg_catalog.pg_namespace</text:span></text:p>
          <text:p text:style-name="Text_20_body"><text:span text:style-name="Source_20_Text">29.         ON</text:span> <text:span text:style-name="Source_20_Text">(pg_proc.pronamespace = pg_namespace.oid)</text:span></text:p>
          <text:p text:style-name="Text_20_body"><text:span text:style-name="Source_20_Text">30.   WHERE</text:span> <text:span text:style-name="Source_20_Text">pg_proc.prorettype &lt;&gt; 'pg_catalog.cstring'::pg_catalog.regtype</text:span></text:p>
          <text:p text:style-name="Text_20_body"><text:span text:style-name="Source_20_Text">31.     AND</text:span> <text:span text:style-name="Source_20_Text">(pg_proc.proargtypes[0] IS</text:span> <text:span text:style-name="Source_20_Text">NULL</text:span></text:p>
          <text:p text:style-name="Text_20_body"><text:span text:style-name="Source_20_Text">32.      OR</text:span> <text:span text:style-name="Source_20_Text">pg_proc.proargtypes[0] &lt;&gt; 'pg_catalog.cstring'::pg_catalog.regtype)</text:span></text:p>
          <text:p text:style-name="Text_20_body"><text:span text:style-name="Source_20_Text">33.     AND</text:span> <text:span text:style-name="Source_20_Text">NOT</text:span> <text:span text:style-name="Source_20_Text">pg_proc.proisagg</text:span></text:p>
          <text:p text:style-name="Text_20_body"><text:span text:style-name="Source_20_Text">34.     AND</text:span> <text:span text:style-name="Source_20_Text">pg_proc.proname = funcname</text:span></text:p>
          <text:p text:style-name="Text_20_body"><text:span text:style-name="Source_20_Text">35.     AND</text:span> <text:span text:style-name="Source_20_Text">pg_namespace.nspname = schema</text:span></text:p>
          <text:p text:style-name="Text_20_body"><text:span text:style-name="Source_20_Text">36.     AND</text:span> <text:span text:style-name="Source_20_Text">pg_catalog.pg_function_is_visible(pg_proc.oid);</text:span></text:p>
          <text:p text:style-name="Text_20_body"><text:span text:style-name="Source_20_Text">37. </text:span> </text:p>
          <text:p text:style-name="Text_20_body"><text:span text:style-name="Source_20_Text">38.  /* bail out</text:span> <text:span text:style-name="Source_20_Text">if not</text:span> <text:span text:style-name="Source_20_Text">found */</text:span></text:p>
          <text:p text:style-name="Text_20_body"><text:span text:style-name="Source_20_Text">39.  IF NOT</text:span> <text:span text:style-name="Source_20_Text">FOUND THEN</text:span></text:p>
          <text:p text:style-name="Text_20_body"><text:span text:style-name="Source_20_Text">40.    RETURN;</text:span></text:p>
          <text:p text:style-name="Text_20_body"><text:span text:style-name="Source_20_Text">41.  END</text:span> <text:span text:style-name="Source_20_Text">IF;</text:span></text:p>
          <text:p text:style-name="Text_20_body"><text:span text:style-name="Source_20_Text">42. </text:span> </text:p>
          <text:p text:style-name="Text_20_body"><text:span text:style-name="Source_20_Text">43.  /* return</text:span> <text:span text:style-name="Source_20_Text">a row for</text:span> <text:span text:style-name="Source_20_Text">the return</text:span> <text:span text:style-name="Source_20_Text">value */</text:span></text:p>
          <text:p text:style-name="Text_20_body"><text:span text:style-name="Source_20_Text">44.  pos = 0;</text:span></text:p>
          <text:p text:style-name="Text_20_body"><text:span text:style-name="Source_20_Text">45.  direction = 'o'::char;</text:span></text:p>
          <text:p text:style-name="Text_20_body"><text:soft-page-break/><text:span text:style-name="Source_20_Text">46.  argname = 'RETURN VALUE';</text:span></text:p>
          <text:p text:style-name="Text_20_body"><text:span text:style-name="Source_20_Text">47.  datatype = rettype;</text:span></text:p>
          <text:p text:style-name="Text_20_body"><text:span text:style-name="Source_20_Text">48.  RETURN</text:span> <text:span text:style-name="Source_20_Text">NEXT;</text:span></text:p>
          <text:p text:style-name="Text_20_body"><text:span text:style-name="Source_20_Text">49. </text:span> </text:p>
          <text:p text:style-name="Text_20_body"><text:span text:style-name="Source_20_Text">50.  /* unfortunately allargtypes is</text:span> <text:span text:style-name="Source_20_Text">NULL</text:span> <text:span text:style-name="Source_20_Text">if there are no</text:span> <text:span text:style-name="Source_20_Text">OUT</text:span> <text:span text:style-name="Source_20_Text">parameters */</text:span></text:p>
          <text:p text:style-name="Text_20_body"><text:span text:style-name="Source_20_Text">51.  IF allargtypes IS</text:span> <text:span text:style-name="Source_20_Text">NULL</text:span> <text:span text:style-name="Source_20_Text">THEN</text:span></text:p>
          <text:p text:style-name="Text_20_body"><text:span text:style-name="Source_20_Text">52.    mini = array_lower(argtypes, 1); maxi = array_upper(argtypes, 1);</text:span></text:p>
          <text:p text:style-name="Text_20_body"><text:span text:style-name="Source_20_Text">53.  ELSE</text:span></text:p>
          <text:p text:style-name="Text_20_body"><text:span text:style-name="Source_20_Text">54.    mini = array_lower(allargtypes, 1); maxi = array_upper(allargtypes, 1);</text:span></text:p>
          <text:p text:style-name="Text_20_body"><text:span text:style-name="Source_20_Text">55.  END</text:span> <text:span text:style-name="Source_20_Text">IF;</text:span></text:p>
          <text:p text:style-name="Text_20_body"><text:span text:style-name="Source_20_Text">56.  IF maxi &lt; mini THEN</text:span> <text:span text:style-name="Source_20_Text">RETURN; END</text:span> <text:span text:style-name="Source_20_Text">IF;</text:span></text:p>
          <text:p text:style-name="Text_20_body"><text:span text:style-name="Source_20_Text">57. </text:span> </text:p>
          <text:p text:style-name="Text_20_body"><text:span text:style-name="Source_20_Text">58.  /* loop all</text:span> <text:span text:style-name="Source_20_Text">the arguments */</text:span></text:p>
          <text:p text:style-name="Text_20_body"><text:span text:style-name="Source_20_Text">59.  FOR</text:span> <text:span text:style-name="Source_20_Text">i IN</text:span> <text:span text:style-name="Source_20_Text">mini .. maxi LOOP</text:span></text:p>
          <text:p text:style-name="Text_20_body"><text:span text:style-name="Source_20_Text">60.    pos = i - mini + 1;</text:span></text:p>
          <text:p text:style-name="Text_20_body"><text:span text:style-name="Source_20_Text">61.    IF argnames IS</text:span> <text:span text:style-name="Source_20_Text">NULL</text:span> <text:span text:style-name="Source_20_Text">THEN</text:span></text:p>
          <text:p text:style-name="Text_20_body"><text:span text:style-name="Source_20_Text">62.      argname = NULL;</text:span></text:p>
          <text:p text:style-name="Text_20_body"><text:span text:style-name="Source_20_Text">63.    ELSE</text:span></text:p>
          <text:p text:style-name="Text_20_body"><text:span text:style-name="Source_20_Text">64.      argname = argnames[pos];</text:span></text:p>
          <text:p text:style-name="Text_20_body"><text:span text:style-name="Source_20_Text">65.    END</text:span> <text:span text:style-name="Source_20_Text">IF;</text:span></text:p>
          <text:p text:style-name="Text_20_body"><text:span text:style-name="Source_20_Text">66.    IF allargtypes IS</text:span> <text:span text:style-name="Source_20_Text">NULL</text:span> <text:span text:style-name="Source_20_Text">THEN</text:span></text:p>
          <text:p text:style-name="Text_20_body"><text:span text:style-name="Source_20_Text">67.      direction = 'i'::char;</text:span></text:p>
          <text:p text:style-name="Text_20_body"><text:span text:style-name="Source_20_Text">68.      datatype = pg_catalog.format_type(argtypes[i], NULL);</text:span></text:p>
          <text:p text:style-name="Text_20_body"><text:span text:style-name="Source_20_Text">69.    ELSE</text:span></text:p>
          <text:p text:style-name="Text_20_body"><text:span text:style-name="Source_20_Text">70.      direction = argmodes[i];</text:span></text:p>
          <text:p text:style-name="Text_20_body"><text:span text:style-name="Source_20_Text">71.      datatype = pg_catalog.format_type(allargtypes[i], NULL);</text:span></text:p>
          <text:p text:style-name="Text_20_body"><text:span text:style-name="Source_20_Text">72.    END</text:span> <text:span text:style-name="Source_20_Text">IF;</text:span></text:p>
          <text:p text:style-name="Text_20_body"><text:span text:style-name="Source_20_Text">73.    RETURN</text:span> <text:span text:style-name="Source_20_Text">NEXT;</text:span></text:p>
          <text:p text:style-name="Text_20_body"><text:soft-page-break/><text:span text:style-name="Source_20_Text">74.  END</text:span> <text:span text:style-name="Source_20_Text">LOOP;</text:span></text:p>
          <text:p text:style-name="Text_20_body"><text:span text:style-name="Source_20_Text">75. </text:span> </text:p>
          <text:p text:style-name="Text_20_body"><text:span text:style-name="Source_20_Text">76.  RETURN;</text:span></text:p>
          <text:p text:style-name="Text_20_body"><text:span text:style-name="Source_20_Text">77.END;$$ LANGUAGE plpgsql STABLE STRICT SECURITY INVOKER;</text:span></text:p>
          <text:p text:style-name="Text_20_body"><text:span text:style-name="Source_20_Text">78.COMMENT ON</text:span> <text:span text:style-name="Source_20_Text">FUNCTION</text:span> <text:span text:style-name="Source_20_Text">public.function_args(character</text:span> <text:span text:style-name="Source_20_Text">varying, character</text:span></text:p>
          <text:p text:style-name="Text_20_body"><text:span text:style-name="Source_20_Text">79.varying)</text:span></text:p>
          <text:p text:style-name="Text_20_body"><text:span text:style-name="Source_20_Text">80.IS</text:span> <text:span text:style-name="Source_20_Text">$$For</text:span> <text:span text:style-name="Source_20_Text">a function</text:span> <text:span text:style-name="Source_20_Text">name</text:span> <text:span text:style-name="Source_20_Text">and</text:span> <text:span text:style-name="Source_20_Text">schema, this procedure</text:span> <text:span text:style-name="Source_20_Text">selects for</text:span> <text:span text:style-name="Source_20_Text">each</text:span></text:p>
          <text:p text:style-name="Text_20_body"><text:span text:style-name="Source_20_Text">81.argument the following data:</text:span></text:p>
          <text:p text:style-name="Text_20_body"><text:span text:style-name="Source_20_Text">82.- position in</text:span> <text:span text:style-name="Source_20_Text">the argument list (0 for</text:span> <text:span text:style-name="Source_20_Text">the return</text:span> <text:span text:style-name="Source_20_Text">value)</text:span></text:p>
          <text:p text:style-name="Text_20_body"><text:span text:style-name="Source_20_Text">83.- direction 'i', 'o', or</text:span> <text:span text:style-name="Source_20_Text">'b'</text:span></text:p>
          <text:p text:style-name="Text_20_body"><text:span text:style-name="Source_20_Text">84.- name</text:span> <text:span text:style-name="Source_20_Text">(NULL</text:span> <text:span text:style-name="Source_20_Text">if not</text:span> <text:span text:style-name="Source_20_Text">defined)</text:span></text:p>
          <text:p text:style-name="Text_20_body"><text:span text:style-name="Source_20_Text">85.- data type$$;</text:span></text:p>
        </text:section>
        <text:h text:style-name="Heading_20_3" text:outline-level="3"><text:bookmark text:name="p34"/>Show PROCEDURE definition</text:h>
        <text:section text:style-name="Sect1" text:name="highlighter_337446">
          <text:p text:style-name="Text_20_body"><text:span text:style-name="Source_20_Text">01.SELECT</text:span> <text:span text:style-name="Source_20_Text">p.proname AS</text:span> <text:span text:style-name="Source_20_Text">procedure_name,</text:span></text:p>
          <text:p text:style-name="Text_20_body"><text:span text:style-name="Source_20_Text">02.          p.pronargs AS</text:span> <text:span text:style-name="Source_20_Text">num_args,</text:span></text:p>
          <text:p text:style-name="Text_20_body"><text:span text:style-name="Source_20_Text">03.          t1.typname AS</text:span> <text:span text:style-name="Source_20_Text">return_type,</text:span></text:p>
          <text:p text:style-name="Text_20_body"><text:span text:style-name="Source_20_Text">04.          a.rolname AS</text:span> <text:span text:style-name="Source_20_Text">procedure_owner,</text:span></text:p>
          <text:p text:style-name="Text_20_body"><text:span text:style-name="Source_20_Text">05.          l.lanname AS</text:span> <text:span text:style-name="Source_20_Text">language_type,</text:span></text:p>
          <text:p text:style-name="Text_20_body"><text:span text:style-name="Source_20_Text">06.          p.proargtypes AS</text:span> <text:span text:style-name="Source_20_Text">argument_types_oids,</text:span></text:p>
          <text:p text:style-name="Text_20_body"><text:span text:style-name="Source_20_Text">07.          prosrc AS</text:span> <text:span text:style-name="Source_20_Text">body</text:span></text:p>
          <text:p text:style-name="Text_20_body"><text:span text:style-name="Source_20_Text">08.     FROM</text:span> <text:span text:style-name="Source_20_Text">pg_proc p</text:span></text:p>
          <text:p text:style-name="Text_20_body"><text:span text:style-name="Source_20_Text">09.LEFT</text:span> <text:span text:style-name="Source_20_Text">JOIN</text:span> <text:span text:style-name="Source_20_Text">pg_type t1 ON</text:span> <text:span text:style-name="Source_20_Text">p.prorettype=t1.oid   </text:span></text:p>
          <text:p text:style-name="Text_20_body"><text:span text:style-name="Source_20_Text">10.LEFT</text:span> <text:span text:style-name="Source_20_Text">JOIN</text:span> <text:span text:style-name="Source_20_Text">pg_authid a ON</text:span> <text:span text:style-name="Source_20_Text">p.proowner=a.oid </text:span></text:p>
          <text:p text:style-name="Text_20_body"><text:span text:style-name="Source_20_Text">11.LEFT</text:span> <text:span text:style-name="Source_20_Text">JOIN</text:span> <text:span text:style-name="Source_20_Text">pg_language l ON</text:span> <text:span text:style-name="Source_20_Text">p.prolang=l.oid</text:span></text:p>
          <text:p text:style-name="Text_20_body"><text:span text:style-name="Source_20_Text">12.    WHERE</text:span> <text:span text:style-name="Source_20_Text">proname = :PROCEDURE_NAME;</text:span></text:p>
        </text:section>
        <text:p text:style-name="Text_20_body"><text:bookmark text:name="p35"/>pg_proc.proargtypes contains an array of oids pointing to pg_type.oid. You can use unnest(), generate_procedure() or the function in the previous paragraph to retrieve the data type of each parameter.</text:p>
        <text:h text:style-name="Heading_20_3" text:outline-level="3"><text:bookmark text:name="p36"/><text:soft-page-break/>What else?</text:h>
        <text:p text:style-name="Text_20_body">If you'd like to see some other example queries, or have some comments and/or suggestions, just drop me a mail (you can find my address in the footer of this page) and I'll add them to this list.<text:line-break/>HTH.</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5:26:28.573852141</meta:creation-date>
    <dc:date>2018-04-15T15:26:54.344717590</dc:date>
    <meta:editing-duration>PT27S</meta:editing-duration>
    <meta:editing-cycles>1</meta:editing-cycles>
    <meta:document-statistic meta:table-count="0" meta:image-count="0" meta:object-count="0" meta:page-count="21" meta:paragraph-count="560" meta:word-count="2611" meta:character-count="18806" meta:non-whitespace-character-count="15124"/>
    <meta:generator>LibreOffice/5.1.6.2$Linux_X86_64 LibreOffice_project/10m0$Build-2</meta:generator>
  </office:meta>
</office:document-meta>
</file>